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535in"/>
    </style:style>
    <style:style style:name="co2" style:family="table-column">
      <style:table-column-properties fo:break-before="auto" style:column-width="0.4854in"/>
    </style:style>
    <style:style style:name="co3" style:family="table-column">
      <style:table-column-properties fo:break-before="auto" style:column-width="3.2945in"/>
    </style:style>
    <style:style style:name="co4" style:family="table-column">
      <style:table-column-properties fo:break-before="auto" style:column-width="7.1008in"/>
    </style:style>
    <style:style style:name="co5" style:family="table-column">
      <style:table-column-properties fo:break-before="auto" style:column-width="10.2638in"/>
    </style:style>
    <style:style style:name="co6" style:family="table-column">
      <style:table-column-properties fo:break-before="auto" style:column-width="9.3417in"/>
    </style:style>
    <style:style style:name="co7" style:family="table-column">
      <style:table-column-properties fo:break-before="auto" style:column-width="22.8335in"/>
    </style:style>
    <style:style style:name="co8"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a1467e"/>
    </style:style>
    <style:style style:name="ce2" style:family="table-cell" style:parent-style-name="Default">
      <style:table-cell-properties fo:background-color="#ffff00"/>
    </style:style>
    <style:style style:name="ce3" style:family="table-cell" style:parent-style-name="Default">
      <style:table-cell-properties fo:background-color="#bbe33d"/>
    </style:style>
    <style:style style:name="ce7" style:family="table-cell" style:parent-style-name="Default">
      <style:table-cell-properties fo:background-color="#ff0000"/>
    </style:style>
    <style:style style:name="ce4" style:family="table-cell" style:parent-style-name="Default">
      <style:table-cell-properties fo:background-color="#b4c7dc"/>
    </style:style>
    <style:style style:name="ce5" style:family="table-cell" style:parent-style-name="Default">
      <style:table-cell-properties fo:background-color="#b47804"/>
    </style:style>
    <style:style style:name="ce6" style:family="table-cell" style:parent-style-name="Default">
      <style:table-cell-properties fo:background-color="#77bc65"/>
    </style:style>
    <style:style style:name="ce8" style:family="table-cell" style:parent-style-name="Default">
      <style:table-cell-properties fo:background-color="#ffd8ce"/>
    </style:style>
    <style:style style:name="ce9" style:family="table-cell" style:parent-style-name="Default">
      <style:table-cell-properties fo:background-color="#ff6d6d"/>
    </style:style>
    <style:style style:name="ce13" style:family="table-cell" style:parent-style-name="Default">
      <style:table-cell-properties fo:background-color="#ffbf00"/>
    </style:style>
    <style:style style:name="ce10" style:family="table-cell" style:parent-style-name="Default">
      <style:table-cell-properties fo:background-color="#729fcf"/>
    </style:style>
    <style:style style:name="ce11" style:family="table-cell" style:parent-style-name="Default">
      <style:table-cell-properties fo:background-color="#acb20c"/>
    </style:style>
    <style:style style:name="ce28" style:family="table-cell" style:parent-style-name="Default">
      <style:table-cell-properties fo:background-color="#5eb91e"/>
    </style:style>
    <style:style style:name="ce12" style:family="table-cell" style:parent-style-name="Default">
      <style:table-cell-properties fo:background-color="#dee6ef"/>
    </style:style>
    <style:style style:name="ce14" style:family="table-cell" style:parent-style-name="Default">
      <style:table-cell-properties fo:background-color="#ffd7d7"/>
    </style:style>
    <style:style style:name="ce15" style:family="table-cell" style:parent-style-name="Default">
      <style:table-cell-properties fo:background-color="#ff4000"/>
    </style:style>
    <style:style style:name="ce32" style:family="table-cell" style:parent-style-name="Default">
      <style:table-cell-properties fo:background-color="#ffb66c"/>
    </style:style>
    <style:style style:name="ce33" style:family="table-cell" style:parent-style-name="Default">
      <style:table-cell-properties fo:background-color="#ff972f"/>
    </style:style>
    <style:style style:name="ce34" style:family="table-cell" style:parent-style-name="Default">
      <style:table-cell-properties fo:background-color="#ed4c05"/>
    </style:style>
  </office:automatic-styles>
  <office:body>
    <office:spreadsheet>
      <table:calculation-settings table:automatic-find-labels="false" table:use-regular-expressions="false" table:use-wildcards="true"/>
      <table:table table:name="doc_info_SA_30 (copy)"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office:value-type="string" calcext:value-type="string">
            <text:p>Topic</text:p>
          </table:table-cell>
          <table:table-cell office:value-type="string" calcext:value-type="string">
            <text:p>Count</text:p>
          </table:table-cell>
          <table:table-cell office:value-type="string" calcext:value-type="string">
            <text:p>Name</text:p>
          </table:table-cell>
          <table:table-cell office:value-type="string" calcext:value-type="string">
            <text:p>Representation</text:p>
          </table:table-cell>
          <table:table-cell office:value-type="string" calcext:value-type="string">
            <text:p>KeyBERT</text:p>
          </table:table-cell>
          <table:table-cell office:value-type="string" calcext:value-type="string">
            <text:p>MMR</text:p>
          </table:table-cell>
          <table:table-cell office:value-type="string" calcext:value-type="string">
            <text:p>Representative_Docs</text:p>
          </table:table-cell>
        </table:table-row>
        <table:table-row table:style-name="ro1">
          <table:table-cell office:value-type="float" office:value="-1" calcext:value-type="float">
            <text:p>-1</text:p>
          </table:table-cell>
          <table:table-cell office:value-type="float" office:value="7427" calcext:value-type="float">
            <text:p>7427</text:p>
          </table:table-cell>
          <table:table-cell office:value-type="string" calcext:value-type="string">
            <text:p>-1_ms_si_da_pas</text:p>
          </table:table-cell>
          <table:table-cell office:value-type="string" calcext:value-type="string">
            <text:p>['ms', 'si', 'da', 'pas', 'hoy', 'est', 'ser', 'aos', 'va', 'gracias']</text:p>
          </table:table-cell>
          <table:table-cell office:value-type="string" calcext:value-type="string">
            <text:p>['toda', 'hace', 'va', 'vamos', 'cada', 'si', 'mismo', 'das', 'ver', 'tener']</text:p>
          </table:table-cell>
          <table:table-cell office:value-type="string" calcext:value-type="string">
            <text:p>['hoy', 'est', 'va', 'qu', 'gente', 'mundo', 'gobierno', 'pueblo', 'vida', 'aqu']</text:p>
          </table:table-cell>
          <table:table-cell office:value-type="string" calcext:value-type="string">
            <text:p>['pero el es farandulero que onda que hace todos los das en toda la semana y no va a trabajar que para eso pagamos el sueldo todos los ciudadanos de para este tipo de gente y este canal que se presta para eso', 'es el mejor pas del mundo', 'mujeres que van a dejar el corazn y el alma en la cancha por estos colores hoy si hoy vs 00 pm corazndeguerreras']</text:p>
          </table:table-cell>
        </table:table-row>
        <table:table-row table:style-name="ro1">
          <table:table-cell office:value-type="float" office:value="0" calcext:value-type="float">
            <text:p>0</text:p>
          </table:table-cell>
          <table:table-cell office:value-type="float" office:value="1128" calcext:value-type="float">
            <text:p>1128</text:p>
          </table:table-cell>
          <table:table-cell table:style-name="ce1" office:value-type="string" calcext:value-type="string">
            <text:p>0_presidente_elecciones_gobierno_ms</text:p>
          </table:table-cell>
          <table:table-cell office:value-type="string" calcext:value-type="string">
            <text:p>['presidente', 'elecciones', 'gobierno', 'ms', 'democracia', 'electoral', 'pas', 'voto', 'si', 'pueblo']</text:p>
          </table:table-cell>
          <table:table-cell office:value-type="string" calcext:value-type="string">
            <text:p>['presidente', 'presidenta', 'presidencial', 'presidencia', 'presidentes', 'elecciones', 'democrtica', 'democracia', 'dictadura', 'votos']</text:p>
          </table:table-cell>
          <table:table-cell office:value-type="string" calcext:value-type="string">
            <text:p>['presidente', 'elecciones', 'gobierno', 'democracia', 'electoral', 'socialismo', 'polticos', 'votar', 'corrupcin', 'votos']</text:p>
          </table:table-cell>
          <table:table-cell office:value-type="string" calcext:value-type="string">
            <text:p>[' no buscamos poner o quitar gobiernos en queremos democracia y elecciones libres dice el presidente espaol y da ocho das de plazo a maduro para llamar a elecciones ', ' tiene nuevo presidente ', ' he aqu tu presidente']</text:p>
          </table:table-cell>
        </table:table-row>
        <table:table-row table:style-name="ro1">
          <table:table-cell office:value-type="float" office:value="1" calcext:value-type="float">
            <text:p>1</text:p>
          </table:table-cell>
          <table:table-cell office:value-type="float" office:value="662" calcext:value-type="float">
            <text:p>662</text:p>
          </table:table-cell>
          <table:table-cell office:value-type="string" calcext:value-type="string">
            <text:p>1_si_nunca_vamos_ver</text:p>
          </table:table-cell>
          <table:table-cell office:value-type="string" calcext:value-type="string">
            <text:p>['si', 'nunca', 'vamos', 'ver', 'ser', 'puede', 'va', 'aqui', 'ms', 'mierda']</text:p>
          </table:table-cell>
          <table:table-cell office:value-type="string" calcext:value-type="string">
            <text:p>['realmente', 'igual', 'claro', 'haces', 'sei', 'sabes', 'isso', 'mismo', 'importa', 'asi']</text:p>
          </table:table-cell>
          <table:table-cell office:value-type="string" calcext:value-type="string">
            <text:p>['nunca', 'vamos', 'puede', 'importa', 'mal', 'realidad', 'mejor', 'verdad', 'jugar', 'toda']</text:p>
          </table:table-cell>
          <table:table-cell office:value-type="string" calcext:value-type="string">
            <text:p>['si se puede e visto a junior quedar campen varas veces de visitante no me preocupo por pensar que no se puede en si si se puede nojoda', 'en tens que hacer mal las cosas para que nadie te haga caso porque si haces lo correcto todo el mundo comienza a perseguirte ', 'si claro ']</text:p>
          </table:table-cell>
        </table:table-row>
        <table:table-row table:style-name="ro1">
          <table:table-cell office:value-type="float" office:value="2" calcext:value-type="float">
            <text:p>2</text:p>
          </table:table-cell>
          <table:table-cell office:value-type="float" office:value="550" calcext:value-type="float">
            <text:p>550</text:p>
          </table:table-cell>
          <table:table-cell table:style-name="ce2" office:value-type="string" calcext:value-type="string">
            <text:p>2_ftbol_partido_vs_gol</text:p>
          </table:table-cell>
          <table:table-cell office:value-type="string" calcext:value-type="string">
            <text:p>['ftbol', 'partido', 'vs', 'gol', 'copa', 'final', 'estadio', 'equipo', 'vamos', 'goles']</text:p>
          </table:table-cell>
          <table:table-cell office:value-type="string" calcext:value-type="string">
            <text:p>['eliminatoriassudamericanas', 'campeonato', 'torneo', 'jugadores', 'jugador', 'fifa', 'copaamerica', 'juego', 'ftbol', 'futbol']</text:p>
          </table:table-cell>
          <table:table-cell office:value-type="string" calcext:value-type="string">
            <text:p>['ftbol', 'vs', 'final', 'estadio', 'liga', 'jugadores', 'copaamerica', 'equipos', 'messi', 'torneo']</text:p>
          </table:table-cell>
          <table:table-cell office:value-type="string" calcext:value-type="string">
            <text:p>['la seleccin de en 82 mucho equipo para jugar ftbol ', 'este rbitro pitana le regal el gol del empate a frente a y luego aadi minutos al partido hasta que su nuevo equipo gan copa amrica el mundo del ftbol qued atnito ', 'vs en copaamerica primer partido 3 copa amrica primer triunfo 0 copa amrica primer triunfo 3 copa amrica mayor goleada 7 copa amrica']</text:p>
          </table:table-cell>
        </table:table-row>
        <table:table-row table:style-name="ro1">
          <table:table-cell office:value-type="float" office:value="3" calcext:value-type="float">
            <text:p>3</text:p>
          </table:table-cell>
          <table:table-cell office:value-type="float" office:value="427" calcext:value-type="float">
            <text:p>427</text:p>
          </table:table-cell>
          <table:table-cell office:value-type="string" calcext:value-type="string">
            <text:p>3_feliz_saludos_gracias_amo</text:p>
          </table:table-cell>
          <table:table-cell office:value-type="string" calcext:value-type="string">
            <text:p>['feliz', 'saludos', 'gracias', 'amo', 'amor', 'cumpleaos', 'abrazo', 'hola', 'love', 'vida']</text:p>
          </table:table-cell>
          <table:table-cell office:value-type="string" calcext:value-type="string">
            <text:p>['felizcumpleaos', 'felicidades', 'saludos', 'cumple', 'saludo', 'gracias', 'buenas', 'agradezco', 'estimada', 'amo']</text:p>
          </table:table-cell>
          <table:table-cell office:value-type="string" calcext:value-type="string">
            <text:p>['saludos', 'amo', 'abrazo', 'hola', 'felicidades', 'navidad', 'saludo', 'cumple', 'amigos', 'aniversario']</text:p>
          </table:table-cell>
          <table:table-cell office:value-type="string" calcext:value-type="string">
            <text:p>['feliz cumpleaos amor de la ta te amo con todo mi corazn en ', 'gracias feliz a todos en ', 'gracias por ser la mejor siempre te amo feliz da en ']</text:p>
          </table:table-cell>
        </table:table-row>
        <table:table-row table:style-name="ro1">
          <table:table-cell office:value-type="float" office:value="4" calcext:value-type="float">
            <text:p>4</text:p>
          </table:table-cell>
          <table:table-cell office:value-type="float" office:value="377" calcext:value-type="float">
            <text:p>377</text:p>
          </table:table-cell>
          <table:table-cell office:value-type="string" calcext:value-type="string">
            <text:p>4_venezolanos_venezolano_pueblo_bolivianos</text:p>
          </table:table-cell>
          <table:table-cell office:value-type="string" calcext:value-type="string">
            <text:p>['venezolanos', 'venezolano', 'pueblo', 'bolivianos', 'gobierno', 'si', 'pas', 'argentinos', 'presidente', 'est']</text:p>
          </table:table-cell>
          <table:table-cell office:value-type="string" calcext:value-type="string">
            <text:p>['venezolanos', 'venezolano', 'venezuela', 'venezolana', 'bolivariana', 'colombianos', 'colombiano', 'colombiana', 'cubanos', 'ecuatorianos']</text:p>
          </table:table-cell>
          <table:table-cell office:value-type="string" calcext:value-type="string">
            <text:p>['venezolanos', 'venezolano', 'bolivianos', 'argentinos', 'presidente', 'boliviano', 'colombianos', 'bolivariana', 'chilenos', 'boliviana']</text:p>
          </table:table-cell>
          <table:table-cell office:value-type="string" calcext:value-type="string">
            <text:p>['lstima que en la frontera con se quemaron dos camiones con medicamentos y alimentos que murieron venezolanos y que hubo varios heridos por el ejrcito que lanz gases lacrimgenos y perdigones sufre el pueblo venezolano que otrora nos brindara su tan preciada ayuda ', 'yo como parte del pueblo como venezolano no apoyo esto que est diciendo el seor nicols maduro con sus problemas y nosotros con los nuestros que mucho tenemos', 'esa palabra les queda grande a los colombianos seres ms hipcritas vendidos por tres luchas traicioneros que va hermanos somos ms el de los venezolanos digo porque mala parte de venezolanos son vende patria y se van arrastrarse a he dicho y punto']</text:p>
          </table:table-cell>
        </table:table-row>
        <table:table-row table:style-name="ro1">
          <table:table-cell office:value-type="float" office:value="5" calcext:value-type="float">
            <text:p>5</text:p>
          </table:table-cell>
          <table:table-cell office:value-type="float" office:value="343" calcext:value-type="float">
            <text:p>343</text:p>
          </table:table-cell>
          <table:table-cell table:style-name="ce3" office:value-type="string" calcext:value-type="string">
            <text:p>5_caf_restaurante_pizza_queso</text:p>
          </table:table-cell>
          <table:table-cell office:value-type="string" calcext:value-type="string">
            <text:p>['caf', 'restaurante', 'pizza', 'queso', 'cacao', 'pastel', 'comida', 'pollo', 'rico', 'chocolate']</text:p>
          </table:table-cell>
          <table:table-cell office:value-type="string" calcext:value-type="string">
            <text:p>['caf', 'coffee', 'cafecito', 'deliciosa', 'cafe', 'delicioso', 'deliciosos', 'comi', 'torta', 'desayuno']</text:p>
          </table:table-cell>
          <table:table-cell office:value-type="string" calcext:value-type="string">
            <text:p>['restaurante', 'pizza', 'queso', 'comida', 'chocolate', 'almuerzo', 'desayuno', 'food', 'cafecito', 'tambin']</text:p>
          </table:table-cell>
          <table:table-cell office:value-type="string" calcext:value-type="string">
            <text:p>['bueno dos cosas con mi agradable caf mi caf de las tres tazas es procesado por colombianos tengo esa certeza si hay caf de trabajado por hermanos venezolanos en tambin le dara igual tratamiento y valor abrazos con la alegra del caf', 'el primer caf especial de nace en el futuro del caf de nuestras islas es prometedor se vienen grandes cosas para nuestros cafs con un trabajo articulado entre instituciones pblicas y privadas el caf de es el mejor caf del mundo ', 'el caf de me hace feliz']</text:p>
          </table:table-cell>
        </table:table-row>
        <table:table-row table:style-name="ro1">
          <table:table-cell office:value-type="float" office:value="6" calcext:value-type="float">
            <text:p>6</text:p>
          </table:table-cell>
          <table:table-cell office:value-type="float" office:value="302" calcext:value-type="float">
            <text:p>302</text:p>
          </table:table-cell>
          <table:table-cell office:value-type="string" calcext:value-type="string">
            <text:p>6_gt_em_amn_spax</text:p>
          </table:table-cell>
          <table:table-cell office:value-type="string" calcext:value-type="string">
            <text:p>['gt', 'em', 'amn', 'spax', 'lula', 'tbt', 'olivia', 'gape', 'cinaga', 'lokolento']</text:p>
          </table:table-cell>
          <table:table-cell office:value-type="string" calcext:value-type="string">
            <text:p>['est', 'fesimo', 'em', 'juega', 'prximopartido', 'via', 'dique', 'aos', 'quedateencasa', 'er']</text:p>
          </table:table-cell>
          <table:table-cell office:value-type="string" calcext:value-type="string">
            <text:p>['spax', 'lula', 'cinaga', 'lokolento', 'activebringas', 'bolsonaronomexanomeusalrio', 'missuniverse2021', 'arequipa', 'est', 'ahorita']</text:p>
          </table:table-cell>
          <table:table-cell office:value-type="string" calcext:value-type="string">
            <text:p>['ig stories spax en adm olivia spax en ', ' gt gt el pas em ', 'esteban paredes gt gt gt gt gt gt gt gt gt el paredes de']</text:p>
          </table:table-cell>
        </table:table-row>
        <table:table-row table:style-name="ro1">
          <table:table-cell office:value-type="float" office:value="7" calcext:value-type="float">
            <text:p>7</text:p>
          </table:table-cell>
          <table:table-cell office:value-type="float" office:value="243" calcext:value-type="float">
            <text:p>243</text:p>
          </table:table-cell>
          <table:table-cell table:style-name="ce7" office:value-type="string" calcext:value-type="string">
            <text:p>7_agua_calle_transporte_gasolina</text:p>
          </table:table-cell>
          <table:table-cell office:value-type="string" calcext:value-type="string">
            <text:p>['agua', 'calle', 'transporte', 'gasolina', 'servicio', 'luz', 'energa', 'tren', 'ciudad', 'metro']</text:p>
          </table:table-cell>
          <table:table-cell office:value-type="string" calcext:value-type="string">
            <text:p>['agua', 'elctrica', 'potable', 'cisterna', 'electricidad', 'elctrico', 'calles', 'calle', 'obra', 'terrestre']</text:p>
          </table:table-cell>
          <table:table-cell office:value-type="string" calcext:value-type="string">
            <text:p>['agua', 'transporte', 'gasolina', 'ciudad', 'metro', 'elctrica', 'calles', 'trabajos', 'carretera', 'buses']</text:p>
          </table:table-cell>
          <table:table-cell office:value-type="string" calcext:value-type="string">
            <text:p>['estamos sin energa elctrica en la calle entre y barrio la encarnacin hace mas de una hora ', 'no hay agua en los y desde el inicio de la campaa electoral en el lo que si se es que los cisternas vacan el agua de los tanques de distribucin de agua de en y se llevan el agua para', 'sin luz y ms de das sin agua ']</text:p>
          </table:table-cell>
        </table:table-row>
        <table:table-row table:style-name="ro1">
          <table:table-cell office:value-type="float" office:value="8" calcext:value-type="float">
            <text:p>8</text:p>
          </table:table-cell>
          <table:table-cell office:value-type="float" office:value="201" calcext:value-type="float">
            <text:p>201</text:p>
          </table:table-cell>
          <table:table-cell table:style-name="ce4" office:value-type="string" calcext:value-type="string">
            <text:p>8_foto_publicar_acaba_acabou</text:p>
          </table:table-cell>
          <table:table-cell office:value-type="string" calcext:value-type="string">
            <text:p>['foto', 'publicar', 'acaba', 'acabou', 'posted', 'uma', 'photo', 'fotos', 'em', 'publi']</text:p>
          </table:table-cell>
          <table:table-cell office:value-type="string" calcext:value-type="string">
            <text:p>['foto', 'fotovieja', 'photo', 'mineduperu', 'iqfr0qvlt', 'gepostet', 'jos', 'gerade', 'fotos', 'estaralpedo']</text:p>
          </table:table-cell>
          <table:table-cell office:value-type="string" calcext:value-type="string">
            <text:p>['foto', 'publi', 'honda', 'zulia', 'zoolgico', 'manizales', 'margarita', 'montevideo', 'cmara', 'camiseta']</text:p>
          </table:table-cell>
          <table:table-cell office:value-type="string" calcext:value-type="string">
            <text:p>['acaba de publicar una foto en desde', 'acaba de publicar una foto en estado', 'acaba de publicar una foto en este ']</text:p>
          </table:table-cell>
        </table:table-row>
        <table:table-row table:style-name="ro1">
          <table:table-cell office:value-type="float" office:value="9" calcext:value-type="float">
            <text:p>9</text:p>
          </table:table-cell>
          <table:table-cell office:value-type="float" office:value="198" calcext:value-type="float">
            <text:p>198</text:p>
          </table:table-cell>
          <table:table-cell table:style-name="ce5" office:value-type="string" calcext:value-type="string">
            <text:p>9_reposted_reflexo_profecias_ricardoclaurepealoza</text:p>
          </table:table-cell>
          <table:table-cell office:value-type="string" calcext:value-type="string">
            <text:p>['reposted', 'reflexo', 'profecias', 'ricardoclaurepealoza', 'nails', 'sinfoniascelestiales', 'like4like', 'jesus', 'biblia', 'das']</text:p>
          </table:table-cell>
          <table:table-cell office:value-type="string" calcext:value-type="string">
            <text:p>['meditante', 'dejotaeredea', 'reflexion', 'municipio', 'losvilos', 'vallejo', 'buenosdias', 'reflexiones', 'dejotaeredanceacademy', 'meditacin']</text:p>
          </table:table-cell>
          <table:table-cell office:value-type="string" calcext:value-type="string">
            <text:p>['reposted', 'reflexo', 'ricardoclaurepealoza', 'nails', 'sinfoniascelestiales', 'jesus', 'santacruz', 'meditante', 'dios', 'mara']</text:p>
          </table:table-cell>
          <table:table-cell office:value-type="string" calcext:value-type="string">
            <text:p>['de julio meditacao meditante meditacin reflexiones reflexion reflection reflexin reflexo luz paz armonia en de la ', 'de septiembre meditacao meditante meditacin reflexiones reflexion reflection reflexin reflexo luz paz armonia en de la ', 'de octubre meditacao meditante meditacin reflexiones reflexion reflection reflexin reflexo luz paz armonia en de la ']</text:p>
          </table:table-cell>
        </table:table-row>
        <table:table-row table:style-name="ro1">
          <table:table-cell office:value-type="float" office:value="10" calcext:value-type="float">
            <text:p>10</text:p>
          </table:table-cell>
          <table:table-cell office:value-type="float" office:value="149" calcext:value-type="float">
            <text:p>149</text:p>
          </table:table-cell>
          <table:table-cell office:value-type="string" calcext:value-type="string">
            <text:p>10_tendencia_ahora_tendencias_trndnl</text:p>
          </table:table-cell>
          <table:table-cell office:value-type="string" calcext:value-type="string">
            <text:p>['tendencia', 'ahora', 'tendencias', 'trndnl', 'mayor', 'nmero', 'top20', 'lugar', 'cul', 'hashtags']</text:p>
          </table:table-cell>
          <table:table-cell office:value-type="string" calcext:value-type="string">
            <text:p>['tendencia', 'tendencias', 'trending', 'cambios', 'ahora', 'eegdesafiandoloslmites', 'essabadodeseguirchilenosque', 'modernizado', 'significativos', 'aparece']</text:p>
          </table:table-cell>
          <table:table-cell office:value-type="string" calcext:value-type="string">
            <text:p>['ahora', 'tendencias', 'top20', 'lugar', 'rtw', 'lunes', 'hashtag', 'mencin', 'ciudades', 'jueves']</text:p>
          </table:table-cell>
          <table:table-cell office:value-type="string" calcext:value-type="string">
            <text:p>['difundir es ahora una tendencia en ', ' es ahora una tendencia en', ' es ahora una tendencia en ']</text:p>
          </table:table-cell>
        </table:table-row>
        <table:table-row table:style-name="ro1">
          <table:table-cell office:value-type="float" office:value="11" calcext:value-type="float">
            <text:p>11</text:p>
          </table:table-cell>
          <table:table-cell office:value-type="float" office:value="145" calcext:value-type="float">
            <text:p>145</text:p>
          </table:table-cell>
          <table:table-cell table:style-name="ce5" office:value-type="string" calcext:value-type="string">
            <text:p>11_dios_iglesia_bendecido_bendiciones</text:p>
          </table:table-cell>
          <table:table-cell office:value-type="string" calcext:value-type="string">
            <text:p>['dios', 'iglesia', 'bendecido', 'bendiciones', 'deus', 'divina', 'amen', 'bendicin', 'pastora', 'em']</text:p>
          </table:table-cell>
          <table:table-cell office:value-type="string" calcext:value-type="string">
            <text:p>['bendice', 'bendecido', 'bendiciones', 'oremos', 'deus', 'misericordia', 'amen', 'gracias', 'pastora', 'bendigan']</text:p>
          </table:table-cell>
          <table:table-cell office:value-type="string" calcext:value-type="string">
            <text:p>['iglesia', 'bendecido', 'bendiciones', 'deus', 'amen', 'pastora', 'fe', 'misericordia', 'cristiano', 'pastor']</text:p>
          </table:table-cell>
          <table:table-cell office:value-type="string" calcext:value-type="string">
            <text:p>['dios nos bendiga en ', 'en dios esta nuestra esperanza en ', 'con la bendicin de dios vamos con todo en ']</text:p>
          </table:table-cell>
        </table:table-row>
        <table:table-row table:style-name="ro1">
          <table:table-cell office:value-type="float" office:value="12" calcext:value-type="float">
            <text:p>12</text:p>
          </table:table-cell>
          <table:table-cell office:value-type="float" office:value="131" calcext:value-type="float">
            <text:p>131</text:p>
          </table:table-cell>
          <table:table-cell table:style-name="ce6" office:value-type="string" calcext:value-type="string">
            <text:p>12_coronavirus_covid19_casos_virus</text:p>
          </table:table-cell>
          <table:table-cell office:value-type="string" calcext:value-type="string">
            <text:p>['coronavirus', 'covid19', 'casos', 'virus', 'fallecidos', 'quedateencasa', 'salud', 'ministerio', 'cuarentena', 'positivos']</text:p>
          </table:table-cell>
          <table:table-cell office:value-type="string" calcext:value-type="string">
            <text:p>['coronavirus', 'coronavirusen', 'coronavirusec', 'coronavirusbolivia', 'virus', 'corona', 'contagiados', 'contagios', 'infectados', 'vacuna']</text:p>
          </table:table-cell>
          <table:table-cell office:value-type="string" calcext:value-type="string">
            <text:p>['coronavirus', 'covid19', 'virus', 'cuarentena', 'coronavirusbolivia', 'pandemia', 'contagios', 'datos', 'tecuidomecuidas', 'muertes']</text:p>
          </table:table-cell>
          <table:table-cell office:value-type="string" calcext:value-type="string">
            <text:p>['coronavirus ya est en el ', 'ya en esta el coronavirus', 'ya hay coronavirus en']</text:p>
          </table:table-cell>
        </table:table-row>
        <table:table-row table:style-name="ro1">
          <table:table-cell office:value-type="float" office:value="13" calcext:value-type="float">
            <text:p>13</text:p>
          </table:table-cell>
          <table:table-cell office:value-type="float" office:value="129" calcext:value-type="float">
            <text:p>129</text:p>
          </table:table-cell>
          <table:table-cell table:style-name="ce1" office:value-type="string" calcext:value-type="string">
            <text:p>13_banco_servicio_dinero_comprar</text:p>
          </table:table-cell>
          <table:table-cell office:value-type="string" calcext:value-type="string">
            <text:p>['banco', 'servicio', 'dinero', 'comprar', 'barato', 'iphone', 'si', 'pagar', 'millones', 'bs']</text:p>
          </table:table-cell>
          <table:table-cell office:value-type="string" calcext:value-type="string">
            <text:p>['cobrando', 'pagamos', 'pagar', 'pago', 'pagos', 'cuesta', 'reclamo', 'cuenta', 'dinero', 'costo']</text:p>
          </table:table-cell>
          <table:table-cell office:value-type="string" calcext:value-type="string">
            <text:p>['banco', 'dinero', 'barato', 'iphone', 'pagar', 'costo', 'paypal', 'celulares', 'cobrando', 'tarjetas']</text:p>
          </table:table-cell>
          <table:table-cell office:value-type="string" calcext:value-type="string">
            <text:p>['pra quem n teve oportunidade de conhecer o projeto para a copa sugiro pesquisar um case de sucesso em gesto de projeto e finana pblica foi o mais barato do e ainda saiu mais barato que o projeto inicial que foi ganho em licitao pelo menor preo ', 'como pueden ver que yo necesitaba llegar ayer mismo a o bien el da de hoy a primera hora no a las am como nos dice tuve que comprar un pasaje en bus obviamente solicito la devolucin de mi dinero pero ahora me lo niegan', 'con esta leccin es para que ms nunca abra cuentas en ningn banco extrajero para eso existe el banco central que depositen directamente las ventas del petrleo porque es un ladron cuatrero le vive robandon el dinero y los recursos a otro pases ']</text:p>
          </table:table-cell>
        </table:table-row>
        <table:table-row table:style-name="ro1">
          <table:table-cell office:value-type="float" office:value="14" calcext:value-type="float">
            <text:p>14</text:p>
          </table:table-cell>
          <table:table-cell office:value-type="float" office:value="128" calcext:value-type="float">
            <text:p>128</text:p>
          </table:table-cell>
          <table:table-cell table:style-name="ce6" office:value-type="string" calcext:value-type="string">
            <text:p>14_salud_hospital_pacientes_doctor</text:p>
          </table:table-cell>
          <table:table-cell office:value-type="string" calcext:value-type="string">
            <text:p>['salud', 'hospital', 'pacientes', 'doctor', 'medicina', 'mdicos', 'paciente', 'hospitales', 'necesita', 'medicamentos']</text:p>
          </table:table-cell>
          <table:table-cell office:value-type="string" calcext:value-type="string">
            <text:p>['hospital', 'hospitales', 'enfermeras', 'pacientes', 'medico', 'enfermera', 'paciente', 'doctors', 'medicina', 'doctor']</text:p>
          </table:table-cell>
          <table:table-cell office:value-type="string" calcext:value-type="string">
            <text:p>['hospital', 'pacientes', 'medicina', 'paciente', 'hospitales', 'enfermos', 'mdica', 'emergencia', 'enfermeras', 'pensiones']</text:p>
          </table:table-cell>
          <table:table-cell office:value-type="string" calcext:value-type="string">
            <text:p>['hospital de infectologia de fiesta por la semana de seguridad del paciente gracias a todos por ser y estar en ', 'atencin mdica integral y permanente excelencia en medicina ciencia y salud salud ecuador health ciencia science medicine medico saludybienestar en ', 'en el hospital de las ya es parte de la red salud']</text:p>
          </table:table-cell>
        </table:table-row>
        <table:table-row table:style-name="ro1">
          <table:table-cell office:value-type="float" office:value="15" calcext:value-type="float">
            <text:p>15</text:p>
          </table:table-cell>
          <table:table-cell office:value-type="float" office:value="123" calcext:value-type="float">
            <text:p>123</text:p>
          </table:table-cell>
          <table:table-cell table:style-name="ce7" office:value-type="string" calcext:value-type="string">
            <text:p>15_calor_lluvia_clima_invierno</text:p>
          </table:table-cell>
          <table:table-cell office:value-type="string" calcext:value-type="string">
            <text:p>['calor', 'lluvia', 'clima', 'invierno', 'lluvias', 'llueve', 'frio', 'sol', 'llover', 'chuva']</text:p>
          </table:table-cell>
          <table:table-cell office:value-type="string" calcext:value-type="string">
            <text:p>['calor', 'chuva', 'llueve', 'lluvia', 'heat', 'llover', 'lloviendo', 'lluvias', 'verano', 'clima']</text:p>
          </table:table-cell>
          <table:table-cell office:value-type="string" calcext:value-type="string">
            <text:p>['clima', 'invierno', 'llueve', 'frio', 'llover', 'chuva', 'tormentas', 'verano', 'temperaturas', 'viento']</text:p>
          </table:table-cell>
          <table:table-cell office:value-type="string" calcext:value-type="string">
            <text:p>['el calor que hace en ni te cuento', 'calor no lo siguiente est en ', 'la lluvia no para ']</text:p>
          </table:table-cell>
        </table:table-row>
        <table:table-row table:style-name="ro1">
          <table:table-cell office:value-type="float" office:value="16" calcext:value-type="float">
            <text:p>16</text:p>
          </table:table-cell>
          <table:table-cell office:value-type="float" office:value="120" calcext:value-type="float">
            <text:p>120</text:p>
          </table:table-cell>
          <table:table-cell office:value-type="string" calcext:value-type="string">
            <text:p>16_voy_eu_ir_pra</text:p>
          </table:table-cell>
          <table:table-cell office:value-type="string" calcext:value-type="string">
            <text:p>['voy', 'eu', 'ir', 'pra', 'em', 'temblor', 'estou', 'temblar', 'ser', 'estava']</text:p>
          </table:table-cell>
          <table:table-cell office:value-type="string" calcext:value-type="string">
            <text:p>['voy', 'vou', 'vamos', 'estou', 'quiero', 'io', 'embora', 'seguir', 'tenho', 'vai']</text:p>
          </table:table-cell>
          <table:table-cell office:value-type="string" calcext:value-type="string">
            <text:p>['voy', 'eu', 'estou', 'temblar', 'vou', 'quiero', 'embora', 'vai', 'tenho', 'chico']</text:p>
          </table:table-cell>
          <table:table-cell office:value-type="string" calcext:value-type="string">
            <text:p>[' all voy', 'le voy a y ', 'ya me voy a ir a la que all siempre se encuentra de todo']</text:p>
          </table:table-cell>
        </table:table-row>
        <table:table-row table:style-name="ro1">
          <table:table-cell office:value-type="float" office:value="17" calcext:value-type="float">
            <text:p>17</text:p>
          </table:table-cell>
          <table:table-cell office:value-type="float" office:value="111" calcext:value-type="float">
            <text:p>111</text:p>
          </table:table-cell>
          <table:table-cell office:value-type="string" calcext:value-type="string">
            <text:p>17_semana_domingo_feliz_fin</text:p>
          </table:table-cell>
          <table:table-cell office:value-type="string" calcext:value-type="string">
            <text:p>['semana', 'domingo', 'feliz', 'fin', 'lunes', 'viernes', 'inicio', 'buen', 'excelente', 'martes']</text:p>
          </table:table-cell>
          <table:table-cell office:value-type="string" calcext:value-type="string">
            <text:p>['weekend', 'domingoderamos', 'domingou', 'domingo', 'semana', 'viernesdesiluetas', 'disfrutar', 'disfrutando', 'felizlunes', 'hoy']</text:p>
          </table:table-cell>
          <table:table-cell office:value-type="string" calcext:value-type="string">
            <text:p>['semana', 'domingo', 'lunes', 'viernes', 'martes', 'bendiciones', 'tardes', 'buenas', 'hola', 'weekend']</text:p>
          </table:table-cell>
          <table:table-cell office:value-type="string" calcext:value-type="string">
            <text:p>['inicio de semana en ', 'buen inicio de semana en ', 'feliz fin de semana en de la ']</text:p>
          </table:table-cell>
        </table:table-row>
        <table:table-row table:style-name="ro1">
          <table:table-cell office:value-type="float" office:value="18" calcext:value-type="float">
            <text:p>18</text:p>
          </table:table-cell>
          <table:table-cell office:value-type="float" office:value="110" calcext:value-type="float">
            <text:p>110</text:p>
          </table:table-cell>
          <table:table-cell table:style-name="ce1" office:value-type="string" calcext:value-type="string">
            <text:p>18_justicia_jueces_juez_fiscales</text:p>
          </table:table-cell>
          <table:table-cell office:value-type="string" calcext:value-type="string">
            <text:p>['justicia', 'jueces', 'juez', 'fiscales', 'judicial', 'fiscala', 'solo', 'magistrados', 'fiscal', 'sentencia']</text:p>
          </table:table-cell>
          <table:table-cell office:value-type="string" calcext:value-type="string">
            <text:p>['justicia', 'injusticia', 'condenados', 'juzgados', 'condenado', 'sentencia', 'penales', 'judicial', 'juez', 'sentencias']</text:p>
          </table:table-cell>
          <table:table-cell office:value-type="string" calcext:value-type="string">
            <text:p>['justicia', 'juez', 'judicial', 'fiscala', 'sentencia', 'delincuentes', 'criminologa', 'condenado', 'abogado', 'corruptos']</text:p>
          </table:table-cell>
          <table:table-cell office:value-type="string" calcext:value-type="string">
            <text:p>['es una tristeza est justicia', 'as est la justicia en el ', 'no tenemos justicia en ']</text:p>
          </table:table-cell>
        </table:table-row>
        <table:table-row table:style-name="ro1">
          <table:table-cell office:value-type="float" office:value="19" calcext:value-type="float">
            <text:p>19</text:p>
          </table:table-cell>
          <table:table-cell office:value-type="float" office:value="92" calcext:value-type="float">
            <text:p>92</text:p>
          </table:table-cell>
          <table:table-cell table:style-name="ce8" office:value-type="string" calcext:value-type="string">
            <text:p>19_universidad_escuela_educacin_clases</text:p>
          </table:table-cell>
          <table:table-cell office:value-type="string" calcext:value-type="string">
            <text:p>['universidad', 'escuela', 'educacin', 'clases', 'curso', 'estudiar', 'educativa', 'estudiantes', 'maestra', 'alumnos']</text:p>
          </table:table-cell>
          <table:table-cell office:value-type="string" calcext:value-type="string">
            <text:p>['escolar', 'colegio', 'escola', 'escuela', 'secundaria', 'universitario', 'faculdade', 'docentes', 'curso', 'acadmicas']</text:p>
          </table:table-cell>
          <table:table-cell office:value-type="string" calcext:value-type="string">
            <text:p>['escuela', 'curso', 'educativa', 'alumnos', 'educativas', 'secundaria', 'aula', 'escolar', 'docentes', 'universidades']</text:p>
          </table:table-cell>
          <table:table-cell office:value-type="string" calcext:value-type="string">
            <text:p>[' se registra alta participacin en las urnas esto es en la zona popular de la unidad educativa de junio a las afueras de en este centro educativo se dan clases desde primaria hasta bachillerato una escuela construida hace aos ', 'i m at facultad de derecho universidad nacional de in ', 'i m at universidad del sin in ']</text:p>
          </table:table-cell>
        </table:table-row>
        <table:table-row table:style-name="ro1">
          <table:table-cell office:value-type="float" office:value="20" calcext:value-type="float">
            <text:p>20</text:p>
          </table:table-cell>
          <table:table-cell office:value-type="float" office:value="88" calcext:value-type="float">
            <text:p>88</text:p>
          </table:table-cell>
          <table:table-cell office:value-type="string" calcext:value-type="string">
            <text:p>20_parque_ciudad_lugares_conocer</text:p>
          </table:table-cell>
          <table:table-cell office:value-type="string" calcext:value-type="string">
            <text:p>['parque', 'ciudad', 'lugares', 'conocer', 'lindo', 'travel', 'lugar', 'parques', 'ver', 'place']</text:p>
          </table:table-cell>
          <table:table-cell office:value-type="string" calcext:value-type="string">
            <text:p>['park', 'parque', 'parques', 'paisaje', 'paisajes', 'lugares', 'lugar', 'visitar', 'ubicado', 'mochilarpreciso']</text:p>
          </table:table-cell>
          <table:table-cell office:value-type="string" calcext:value-type="string">
            <text:p>['parque', 'lugares', 'lindo', 'travel', 'parques', 'paisajes', 'visitar', 'joyride', 'park', 'naturaleza']</text:p>
          </table:table-cell>
          <table:table-cell office:value-type="string" calcext:value-type="string">
            <text:p>[' parque nacional en', 'el parque y en ', 'en parque']</text:p>
          </table:table-cell>
        </table:table-row>
        <table:table-row table:style-name="ro1">
          <table:table-cell office:value-type="float" office:value="21" calcext:value-type="float">
            <text:p>21</text:p>
          </table:table-cell>
          <table:table-cell office:value-type="float" office:value="87" calcext:value-type="float">
            <text:p>87</text:p>
          </table:table-cell>
          <table:table-cell table:style-name="ce7" office:value-type="string" calcext:value-type="string">
            <text:p>21_playa_mar_arena_beach</text:p>
          </table:table-cell>
          <table:table-cell office:value-type="string" calcext:value-type="string">
            <text:p>['playa', 'mar', 'arena', 'beach', 'praia', 'playas', 'ballenas', 'sol', 'submarino', 'na']</text:p>
          </table:table-cell>
          <table:table-cell office:value-type="string" calcext:value-type="string">
            <text:p>['praia', 'beach', 'playa', 'playas', 'costa', 'illescas', 'islas', 'sol', 'flotante', 'flotantes']</text:p>
          </table:table-cell>
          <table:table-cell office:value-type="string" calcext:value-type="string">
            <text:p>['playa', 'praia', 'playas', 'submarino', 'costa', 'islas', 'pesquera', 'pacfico', 'armada', 'aguas']</text:p>
          </table:table-cell>
          <table:table-cell office:value-type="string" calcext:value-type="string">
            <text:p>['sol playa y arena en ', 'desde la playa de ', 'playa en ']</text:p>
          </table:table-cell>
        </table:table-row>
        <table:table-row table:style-name="ro1">
          <table:table-cell office:value-type="float" office:value="22" calcext:value-type="float">
            <text:p>22</text:p>
          </table:table-cell>
          <table:table-cell office:value-type="float" office:value="86" calcext:value-type="float">
            <text:p>86</text:p>
          </table:table-cell>
          <table:table-cell table:style-name="ce7" office:value-type="string" calcext:value-type="string">
            <text:p>22_atardecer_sunset_luna_eclipse</text:p>
          </table:table-cell>
          <table:table-cell office:value-type="string" calcext:value-type="string">
            <text:p>['atardecer', 'sunset', 'luna', 'eclipse', 'sol', 'nublado', 'moon', 'cielo', 'solar', 'amanecer']</text:p>
          </table:table-cell>
          <table:table-cell office:value-type="string" calcext:value-type="string">
            <text:p>['sunset', 'moonlight', 'madrugada', 'atardecer', 'noche', 'nublado', 'atardeceres', 'amanecer', 'sunrise', 'eclipselunar']</text:p>
          </table:table-cell>
          <table:table-cell office:value-type="string" calcext:value-type="string">
            <text:p>['atardecer', 'sunset', 'luna', 'eclipse', 'nublado', 'amanecer', 'sky', 'astrophotography', 'tierradelfuego', 'sun']</text:p>
          </table:table-cell>
          <table:table-cell office:value-type="string" calcext:value-type="string">
            <text:p>['hermoso atardecer en', 'atardecer en en ', 'atardecer en de la atardecer sunset sunrise paisaje sol sun photogood en de la']</text:p>
          </table:table-cell>
        </table:table-row>
        <table:table-row table:style-name="ro1">
          <table:table-cell office:value-type="float" office:value="23" calcext:value-type="float">
            <text:p>23</text:p>
          </table:table-cell>
          <table:table-cell office:value-type="float" office:value="86" calcext:value-type="float">
            <text:p>86</text:p>
          </table:table-cell>
          <table:table-cell office:value-type="string" calcext:value-type="string">
            <text:p>23_familia_hermana_hijos_hijo</text:p>
          </table:table-cell>
          <table:table-cell office:value-type="string" calcext:value-type="string">
            <text:p>['familia', 'hermana', 'hijos', 'hijo', 'esposa', 'abuela', 'amiga', 'amigos', 'prima', 'amigo']</text:p>
          </table:table-cell>
          <table:table-cell office:value-type="string" calcext:value-type="string">
            <text:p>['hermana', 'sobrina', 'cumpleaera', 'mimayortesoro', 'filha', 'ela', 'abuela', 'sobrinos', 'primos', 'cumpleaos']</text:p>
          </table:table-cell>
          <table:table-cell office:value-type="string" calcext:value-type="string">
            <text:p>['familia', 'hermana', 'esposa', 'abuela', 'sobrinos', 'sobrina', 'favorita', 'sobrino', 'primos', 'friends']</text:p>
          </table:table-cell>
          <table:table-cell office:value-type="string" calcext:value-type="string">
            <text:p>['eu tenho uma raiva desse mulher que no cabe em caracteres e o fato dela ser daqui me deixa ainda mais irritado porque ela consegue ser a personificao da garota mimada de cresceu no estudou nos colgios caros e fez faculdade particular ', 'una hija de mara mi ta abuela rufina lleg a adolescente y se dedic a vender comida tuvo varios hijos pero no todos llevan su apellido ya que dej a un par con su hermana o a la deriva sin oportunidades en esa poca difcil criar a tantos ', 'genteee tem um ms que estou na vim com minha irm mais velha e minhas outras duas irms no podia falar antes por alguns motivos pessoais novos planos e novas oportunidades surgiram logo volto pra tomar um litro com vocs kkkk']</text:p>
          </table:table-cell>
        </table:table-row>
        <table:table-row table:style-name="ro1">
          <table:table-cell office:value-type="float" office:value="24" calcext:value-type="float">
            <text:p>24</text:p>
          </table:table-cell>
          <table:table-cell office:value-type="float" office:value="80" calcext:value-type="float">
            <text:p>80</text:p>
          </table:table-cell>
          <table:table-cell table:style-name="ce9" office:value-type="string" calcext:value-type="string">
            <text:p>24_music_musica_reggaeton_msica</text:p>
          </table:table-cell>
          <table:table-cell office:value-type="string" calcext:value-type="string">
            <text:p>['music', 'musica', 'reggaeton', 'msica', 'orquesta', 'hiphop', 'death', 'voces', 'rock', 'salsa']</text:p>
          </table:table-cell>
          <table:table-cell office:value-type="string" calcext:value-type="string">
            <text:p>['musicos', 'canciones', 'studioceromusica', 'musica', 'discotienda', 'music', 'concierto', 'fiesta', 'vallenato', 'spanish']</text:p>
          </table:table-cell>
          <table:table-cell office:value-type="string" calcext:value-type="string">
            <text:p>['music', 'reggaeton', 'orquesta', 'hiphop', 'death', 'salsa', 'djs', 'canciones', 'bolivia', 'dancehall']</text:p>
          </table:table-cell>
          <table:table-cell office:value-type="string" calcext:value-type="string">
            <text:p>['grabando video con simehubiesesquerido arponia26 miguelcuatrista haciendoloquenosgusta music musicallanera musica maracas talentovenezolano nmusic grabando', 'in spanish la musica suena hermosa the music sounds beautiful and me suena when agreement is expressed at least in regards ', 'agendacresta 31ago este sbado se presenta en agenteextrao javasbar rock punk msica music musica noticiascresta agosto 31agosto 31a']</text:p>
          </table:table-cell>
        </table:table-row>
        <table:table-row table:style-name="ro1">
          <table:table-cell office:value-type="float" office:value="25" calcext:value-type="float">
            <text:p>25</text:p>
          </table:table-cell>
          <table:table-cell office:value-type="float" office:value="76" calcext:value-type="float">
            <text:p>76</text:p>
          </table:table-cell>
          <table:table-cell table:style-name="ce13" office:value-type="string" calcext:value-type="string">
            <text:p>25_photography_photo_travel_fotografia</text:p>
          </table:table-cell>
          <table:table-cell office:value-type="string" calcext:value-type="string">
            <text:p>['photography', 'photo', 'travel', 'fotografia', 'photooftheday', 'lightroom', 'bolivia', 'trip', 'foto', 'bealpha']</text:p>
          </table:table-cell>
          <table:table-cell office:value-type="string" calcext:value-type="string">
            <text:p>['bolivianphotographer', 'fotografia', 'fotografos', 'fotos', 'fotografias', 'blackandwhitephotography', 'photos', 'fotosdelj', 'fotografa', 'foto']</text:p>
          </table:table-cell>
          <table:table-cell office:value-type="string" calcext:value-type="string">
            <text:p>['fotografia', 'photooftheday', 'bolivia', 'latinoamerica', 'travelphotography', 'streetphotography', 'travelgram', 'viajes', 'blackandwhitephoto', 'travelblogger']</text:p>
          </table:table-cell>
          <table:table-cell office:value-type="string" calcext:value-type="string">
            <text:p>['hay ms all hay columnas que guardan historias lightroom alpha bealpha photography photo photography fotografia photo foto streetphoto streetphotography latinoamerica ', 'lugares con sombras y luces en su historia lightroom alpha bealpha photography photo photography fotografia photo foto blackandwhite blackandwhitephoto blackandwhitephotography latinoamerica ', 'murales urbanos en lightroom alpha photography photo photography fotografia photo foto streetphoto streetphotography latinoamerica ']</text:p>
          </table:table-cell>
        </table:table-row>
        <table:table-row table:style-name="ro1">
          <table:table-cell office:value-type="float" office:value="26" calcext:value-type="float">
            <text:p>26</text:p>
          </table:table-cell>
          <table:table-cell office:value-type="float" office:value="76" calcext:value-type="float">
            <text:p>76</text:p>
          </table:table-cell>
          <table:table-cell table:style-name="ce6" office:value-type="string" calcext:value-type="string">
            <text:p>26_vacunas_vacuna_dosis_vacunacin</text:p>
          </table:table-cell>
          <table:table-cell office:value-type="string" calcext:value-type="string">
            <text:p>['vacunas', 'vacuna', 'dosis', 'vacunacin', 'covid', 'vacunados', 'johnson', '19', 'vacina', 'vacunarse']</text:p>
          </table:table-cell>
          <table:table-cell office:value-type="string" calcext:value-type="string">
            <text:p>['vacinas', 'vacunas', 'vacina', 'vacunatorios', 'vacuna', 'vacunaron', 'vaccines', 'vacunando', 'vacunar', 'vacunacion']</text:p>
          </table:table-cell>
          <table:table-cell office:value-type="string" calcext:value-type="string">
            <text:p>['vacunas', 'vacunacin', 'vacunados', 'vacina', 'vacunarse', 'vacunar', 'vacunaron', 'vacunatorios', 'vacunando', 'vacunacion']</text:p>
          </table:table-cell>
          <table:table-cell office:value-type="string" calcext:value-type="string">
            <text:p>['recibe millones de vacunas de', 'lo que temamos poda suceder est pasando la oferta de vacunas contra el covid es muy inferior a la demanda en el corto y mediano plazo en cancelan las citas para vacunacin pues no hay inventario en las pocas vacunas irn a manos de los corruptos ', 'por qu an no tiene vacunas contra el covid 19 ']</text:p>
          </table:table-cell>
        </table:table-row>
        <table:table-row table:style-name="ro1">
          <table:table-cell office:value-type="float" office:value="27" calcext:value-type="float">
            <text:p>27</text:p>
          </table:table-cell>
          <table:table-cell office:value-type="float" office:value="70" calcext:value-type="float">
            <text:p>70</text:p>
          </table:table-cell>
          <table:table-cell office:value-type="string" calcext:value-type="string">
            <text:p>27_tienda_talla_compras_ropa</text:p>
          </table:table-cell>
          <table:table-cell office:value-type="string" calcext:value-type="string">
            <text:p>['tienda', 'talla', 'compras', 'ropa', 'envos', 'model', 'supermercado', 'precio', 'colores', 'disponibles']</text:p>
          </table:table-cell>
          <table:table-cell office:value-type="string" calcext:value-type="string">
            <text:p>['fashionlover', 'fashion', 'moda', 'fashionstyle', 'fashiondesigners', 'boutique', 'ropa', 'tienda', 'compras', 'tiendas']</text:p>
          </table:table-cell>
          <table:table-cell office:value-type="string" calcext:value-type="string">
            <text:p>['tienda', 'compras', 'ropa', 'supermercado', 'precio', 'fashion', 'amarillo', 'shopping', 'moda', 'ventas']</text:p>
          </table:table-cell>
          <table:table-cell office:value-type="string" calcext:value-type="string">
            <text:p>['jockstrap suspensor talla m amarillo talla l negro naranja amarillo orlvs bragas de algodn para hombre ropa interior sexy suspensorio en ', 'zapatos deportivos disponibles modelo converse tallas a la precio a sus rdenes mircoles zapatosdeportivos modafemenina ventasonline comprasonline oufits ejido lagunillas mucuches tovar elviga converse moda ', 'tienda exclusiva en ropa interior men s closet tallas y colores disponibles desde la m a la xl envo a toda envo desde whatsap 67775843 en ']</text:p>
          </table:table-cell>
        </table:table-row>
        <table:table-row table:style-name="ro1">
          <table:table-cell office:value-type="float" office:value="28" calcext:value-type="float">
            <text:p>28</text:p>
          </table:table-cell>
          <table:table-cell office:value-type="float" office:value="70" calcext:value-type="float">
            <text:p>70</text:p>
          </table:table-cell>
          <table:table-cell office:value-type="string" calcext:value-type="string">
            <text:p>28_periodista_teo_periodistas_periodismo</text:p>
          </table:table-cell>
          <table:table-cell office:value-type="string" calcext:value-type="string">
            <text:p>['periodista', 'teo', 'periodistas', 'periodismo', 'medios', 'prensa', 'gran', 'cobertura', 'ser', 'noticias']</text:p>
          </table:table-cell>
          <table:table-cell office:value-type="string" calcext:value-type="string">
            <text:p>['periodistas', 'periodista', 'periodismomovil', 'periodismo', 'medios', 'noticias', 'prensa', 'noticiaspat', 'periodstico', 'cobertura']</text:p>
          </table:table-cell>
          <table:table-cell office:value-type="string" calcext:value-type="string">
            <text:p>['periodista', 'periodistas', 'periodismo', 'medios', 'noticias', 'comunicacin', 'cnn', 'poderosos', 'paronacional', 'social']</text:p>
          </table:table-cell>
          <table:table-cell office:value-type="string" calcext:value-type="string">
            <text:p>['julian assange periodista es encarcelado por decir la verdad juan carlos monedero periodista es imputado por decir la verdad que con su mafioso periodista estrambasaguas y los recientes golpistas de asesinaron ciudadanos por lo cual obtuvieron un jugoso pago', 'el periodismo en es de una mediocridad extrema periodista', 'los periodistas en teo teo teo teo teo teo teo teo teo teo teo teo teo teo teo']</text:p>
          </table:table-cell>
        </table:table-row>
        <table:table-row table:style-name="ro1">
          <table:table-cell office:value-type="float" office:value="29" calcext:value-type="float">
            <text:p>29</text:p>
          </table:table-cell>
          <table:table-cell office:value-type="float" office:value="69" calcext:value-type="float">
            <text:p>69</text:p>
          </table:table-cell>
          <table:table-cell table:style-name="ce13" office:value-type="string" calcext:value-type="string">
            <text:p>29_aeropuerto_vuelo_internacional_vuelos</text:p>
          </table:table-cell>
          <table:table-cell office:value-type="string" calcext:value-type="string">
            <text:p>['aeropuerto', 'vuelo', 'internacional', 'vuelos', 'jorge', 'chvez', 'aviones', 'aviadores', 'avion', 'avin']</text:p>
          </table:table-cell>
          <table:table-cell office:value-type="string" calcext:value-type="string">
            <text:p>['aeroporto', 'aeropuerto', 'vuelos', 'operacionesaereas', 'fuerzaaereacolombiana', 'avion', 'flights', 'aviones', 'aviadores', 'helicopterosdeguerra']</text:p>
          </table:table-cell>
          <table:table-cell office:value-type="string" calcext:value-type="string">
            <text:p>['aeropuerto', 'vuelo', 'vuelos', 'chvez', 'aviones', 'aviadores', 'avion', 'flight', 'flights', 'internacionales']</text:p>
          </table:table-cell>
          <table:table-cell office:value-type="string" calcext:value-type="string">
            <text:p>['nos vamos aeropuerto internacional jorge chvez in ', ' aeropuerto internacional jorge chvez in ', 'i m at aeropuerto internacional b in ']</text:p>
          </table:table-cell>
        </table:table-row>
        <table:table-row table:style-name="ro1">
          <table:table-cell office:value-type="float" office:value="30" calcext:value-type="float">
            <text:p>30</text:p>
          </table:table-cell>
          <table:table-cell office:value-type="float" office:value="60" calcext:value-type="float">
            <text:p>60</text:p>
          </table:table-cell>
          <table:table-cell table:style-name="ce9" office:value-type="string" calcext:value-type="string">
            <text:p>30_video_youtube_publicar_netflix</text:p>
          </table:table-cell>
          <table:table-cell office:value-type="string" calcext:value-type="string">
            <text:p>['video', 'youtube', 'publicar', 'netflix', 'acaba', 'posted', 'warriors', 'yate', 'canal', 'alquiler']</text:p>
          </table:table-cell>
          <table:table-cell office:value-type="string" calcext:value-type="string">
            <text:p>['video', 'videos', 'videoscalientes', 'videoshot', 'elgordodelosvideos', 'youtube', 'likeomgspnomgforlikefunnyvideosfunnymiercoles', 'cine', 'documentary', 'queremal']</text:p>
          </table:table-cell>
          <table:table-cell office:value-type="string" calcext:value-type="string">
            <text:p>['video', 'youtube', 'netflix', 'warriors', 'canal', 'videos', 'cine', 'vi', 'tuned', 'noooooooo']</text:p>
          </table:table-cell>
          <table:table-cell office:value-type="string" calcext:value-type="string">
            <text:p>['acaba de publicar un video en ', 'acaba de publicar un video en d ', 'acaba de publicar un video en']</text:p>
          </table:table-cell>
        </table:table-row>
        <table:table-row table:style-name="ro1">
          <table:table-cell office:value-type="float" office:value="31" calcext:value-type="float">
            <text:p>31</text:p>
          </table:table-cell>
          <table:table-cell office:value-type="float" office:value="60" calcext:value-type="float">
            <text:p>60</text:p>
          </table:table-cell>
          <table:table-cell table:style-name="ce1" office:value-type="string" calcext:value-type="string">
            <text:p>31_alcalde_alcaldesa_prefeito_alcaldes</text:p>
          </table:table-cell>
          <table:table-cell office:value-type="string" calcext:value-type="string">
            <text:p>['alcalde', 'alcaldesa', 'prefeito', 'alcaldes', 'palafitas', 'ciudad', 'municipio', 'ser', 'pruebas', 'municipal']</text:p>
          </table:table-cell>
          <table:table-cell office:value-type="string" calcext:value-type="string">
            <text:p>['prefeito', 'alcalde', 'alcaldes', 'vereadora', 'prefeitura', 'alcaldesa', 'ciudad', 'municipal', 'habitantes', 'olla']</text:p>
          </table:table-cell>
          <table:table-cell office:value-type="string" calcext:value-type="string">
            <text:p>['alcaldesa', 'prefeito', 'palafitas', 'municipio', 'corrupto', 'qu', 'intendente', 'prefeitura', 'olla', 'falar']</text:p>
          </table:table-cell>
          <table:table-cell office:value-type="string" calcext:value-type="string">
            <text:p>['este alcalde de debera ir preso ', 'este alcalde de es cosa seria', 'tiene alcalde ']</text:p>
          </table:table-cell>
        </table:table-row>
        <table:table-row table:style-name="ro1">
          <table:table-cell office:value-type="float" office:value="32" calcext:value-type="float">
            <text:p>32</text:p>
          </table:table-cell>
          <table:table-cell office:value-type="float" office:value="60" calcext:value-type="float">
            <text:p>60</text:p>
          </table:table-cell>
          <table:table-cell table:style-name="ce10" office:value-type="string" calcext:value-type="string">
            <text:p>32_cats_catsofinstagram_gatos_perros</text:p>
          </table:table-cell>
          <table:table-cell office:value-type="string" calcext:value-type="string">
            <text:p>['cats', 'catsofinstagram', 'gatos', 'perros', 'cat', 'dogs', 'perro', 'dog', 'gato', 'animales']</text:p>
          </table:table-cell>
          <table:table-cell office:value-type="string" calcext:value-type="string">
            <text:p>['gatos', 'cats', 'gato', 'gatosdetejada', 'cat', 'catsofinstagram', 'gatites', 'catlover', 'funnycatsofinstagram', 'mascota']</text:p>
          </table:table-cell>
          <table:table-cell office:value-type="string" calcext:value-type="string">
            <text:p>['cats', 'catsofinstagram', 'gatos', 'perros', 'cat', 'gato', 'mascota', 'perritos', 'cookie', 'gatita']</text:p>
          </table:table-cell>
          <table:table-cell office:value-type="string" calcext:value-type="string">
            <text:p>['join me in in affectionately known as cat park home to s of stray cats who are taken care of by local residents with food water and a whole lotta love watch video cats mustlovecats catlover catsoftwitter ilovecats', 'ven que tengo la cama sola cat persiancat persian cats animales pet catsofinstagram kittens gato gatos en ', 'alien cats 911 aliencats cats catsofinstagram ilovecats cat gatos gato mascotas love en ']</text:p>
          </table:table-cell>
        </table:table-row>
        <table:table-row table:style-name="ro1">
          <table:table-cell office:value-type="float" office:value="33" calcext:value-type="float">
            <text:p>33</text:p>
          </table:table-cell>
          <table:table-cell office:value-type="float" office:value="56" calcext:value-type="float">
            <text:p>56</text:p>
          </table:table-cell>
          <table:table-cell table:style-name="ce6" office:value-type="string" calcext:value-type="string">
            <text:p>33_casos_confirmados_covid_19</text:p>
          </table:table-cell>
          <table:table-cell office:value-type="string" calcext:value-type="string">
            <text:p>['casos', 'confirmados', 'covid', '19', 'covid19', 'fallecidos', 'positivos', 'nuevos', 'total', 'delta']</text:p>
          </table:table-cell>
          <table:table-cell office:value-type="string" calcext:value-type="string">
            <text:p>['covid_19', 'covid19', 'covid', 'casos', 'confirmados', 'pruebas', 'caso', 'investigacin', 'cuarentena', 'confirma']</text:p>
          </table:table-cell>
          <table:table-cell office:value-type="string" calcext:value-type="string">
            <text:p>['casos', 'confirmados', 'fallecidos', 'covid_19', 'quedateencasa', 'variacin', 'datos', 'salud', 'pacientes', 'contagios']</text:p>
          </table:table-cell>
          <table:table-cell office:value-type="string" calcext:value-type="string">
            <text:p>[' casos positivos confirmados de covid 19 variacin diaria de casos positivos confirmados fallecidos confirmados de covid 19 en la provincia de manab quedateencasa noscuidamosentretodos', ' guayas casos positivos confirmados de covid 19 variacin diaria de casos positivos confirmados fallecidos confirmados de covid 19 quedateencasa noscuidamosentretodos', ' suman nuevos casos de covid19 en departamentos del pas haciendo un total de casos confirmados hasta la fecha los nuevos casos confirmados son casos casos casos oruro casos beni casos fue un da difcil']</text:p>
          </table:table-cell>
        </table:table-row>
        <table:table-row table:style-name="ro1">
          <table:table-cell office:value-type="float" office:value="34" calcext:value-type="float">
            <text:p>34</text:p>
          </table:table-cell>
          <table:table-cell office:value-type="float" office:value="54" calcext:value-type="float">
            <text:p>54</text:p>
          </table:table-cell>
          <table:table-cell table:style-name="ce11" office:value-type="string" calcext:value-type="string">
            <text:p>34_masacre_muertos_joven_asesinos</text:p>
          </table:table-cell>
          <table:table-cell office:value-type="string" calcext:value-type="string">
            <text:p>['masacre', 'muertos', 'joven', 'asesinos', 'crmenes', 'mujer', 'cinco', 'asesino', 'polica', 'mateando']</text:p>
          </table:table-cell>
          <table:table-cell office:value-type="string" calcext:value-type="string">
            <text:p>['asesinos', 'asesinan', 'asesino', 'asesinato', 'mateando', 'embrutecidos', 'masacre', 'massacre', 'fusilamiento', 'delincuentes']</text:p>
          </table:table-cell>
          <table:table-cell office:value-type="string" calcext:value-type="string">
            <text:p>['masacre', 'asesinos', 'asesino', 'mateando', 'asesinan', 'gays', 'massacre', 'asesinato', 'terror', 'policia']</text:p>
          </table:table-cell>
          <table:table-cell office:value-type="string" calcext:value-type="string">
            <text:p>['en un solo da en un rinconcito de un mismo partido villa celina entradera con tipos a los tiros en medio de la calle un camionero borracho mata a una nia de aos a media hora de ah matan a un joven 18 en un asalto te preocupan unas cuantas compu ', 'luego de estar cinco aos huyendo el cti de la captur en las al destituido patrullero de la polica nacionalwilmer alarcn vargas quien en fue condenado a aos de prisin por el asesinato del joven grafitero diego felipe becerra en hechos ocurridos en', 'terrorism complaint in my country mas related blockers tried to blow up the gas and gas storage place they blew the cars in and near the dynamite facilities if these people accomplished their mission more than people exploded worse than bombs can die']</text:p>
          </table:table-cell>
        </table:table-row>
        <table:table-row table:style-name="ro1">
          <table:table-cell office:value-type="float" office:value="35" calcext:value-type="float">
            <text:p>35</text:p>
          </table:table-cell>
          <table:table-cell office:value-type="float" office:value="54" calcext:value-type="float">
            <text:p>54</text:p>
          </table:table-cell>
          <table:table-cell table:style-name="ce2" office:value-type="string" calcext:value-type="string">
            <text:p>35_running_fitness_gym_runner</text:p>
          </table:table-cell>
          <table:table-cell office:value-type="string" calcext:value-type="string">
            <text:p>['running', 'fitness', 'gym', 'runner', 'workout', 'entrenamiento', 'morgan', 'runningmotivation', 'run', 'fuxioncorazn']</text:p>
          </table:table-cell>
          <table:table-cell office:value-type="string" calcext:value-type="string">
            <text:p>['runner', 'maratona', 'runninglife', 'runningmotivation', 'running', 'fitness', 'run', 'fitnessmotivation', 'workout', 'ejercicio']</text:p>
          </table:table-cell>
          <table:table-cell office:value-type="string" calcext:value-type="string">
            <text:p>['running', 'fitness', 'runner', 'workout', 'runningmotivation', 'ejercicio', 'triathlon', 'cardio', 'runninglife', 'adidas']</text:p>
          </table:table-cell>
          <table:table-cell office:value-type="string" calcext:value-type="string">
            <text:p>['ganadesdeadentro con cada entrenamiento cumplido junto a fmolestinae y vueltas en la prez perazo runner running run training prezperazo en ', '12k a c fuxion fuxioncorazn instarunners runner running runningcommunity runningmotivation runninglife en ', '10k a c fuxion fuxioncorazn instarunners runner runninglife running runningmotivation en ']</text:p>
          </table:table-cell>
        </table:table-row>
        <table:table-row table:style-name="ro1">
          <table:table-cell office:value-type="float" office:value="36" calcext:value-type="float">
            <text:p>36</text:p>
          </table:table-cell>
          <table:table-cell office:value-type="float" office:value="52" calcext:value-type="float">
            <text:p>52</text:p>
          </table:table-cell>
          <table:table-cell table:style-name="ce1" office:value-type="string" calcext:value-type="string">
            <text:p>36_mujeres_feminista_mujer_activista</text:p>
          </table:table-cell>
          <table:table-cell office:value-type="string" calcext:value-type="string">
            <text:p>['mujeres', 'feminista', 'mujer', 'activista', 'gnero', 'lucha', 'cncer', 'women', 'feministas', 'trans']</text:p>
          </table:table-cell>
          <table:table-cell office:value-type="string" calcext:value-type="string">
            <text:p>['feministas', 'feminista', 'feminist', 'mujeres', 'feminismo', 'women', 'femenina', 'mujer', 'madres', 'activista']</text:p>
          </table:table-cell>
          <table:table-cell office:value-type="string" calcext:value-type="string">
            <text:p>['mujeres', 'feminista', 'mujer', 'activista', 'women', 'feministas', 'feminist', 'feminismo', 'blogger', 'femenina']</text:p>
          </table:table-cell>
          <table:table-cell office:value-type="string" calcext:value-type="string">
            <text:p>['se solidarizan mujeres biencon mujeres iranes ah pero cuando hay una lucha feminista en son las mismas que critican no me representan son fminazis no a las protestas miren como dejan las calles ninguna lucha se gan en las calles mis derechos me los gane yo ', 'como todos los aos hoy y el mundo se tien de rosa para apoyar a las mujeres que sufren o han sufrido cncer de mama un tumor que es el ms frecuente en las mujeres segn datos de la asociacin contra', 'votoporunamujer mujeres madres futuras madres abuelas esta en nuestras manos el futuro de nuestros hijos y nietos si somos mas del de mujeres en el digamos no al comunismo no al terrorismo las mujeres unidas por un per en democracia ']</text:p>
          </table:table-cell>
        </table:table-row>
        <table:table-row table:style-name="ro1">
          <table:table-cell office:value-type="float" office:value="37" calcext:value-type="float">
            <text:p>37</text:p>
          </table:table-cell>
          <table:table-cell office:value-type="float" office:value="51" calcext:value-type="float">
            <text:p>51</text:p>
          </table:table-cell>
          <table:table-cell office:value-type="string" calcext:value-type="string">
            <text:p>37_tt_convertirse_ocupando_posicin</text:p>
          </table:table-cell>
          <table:table-cell office:value-type="string" calcext:value-type="string">
            <text:p>['tt', 'convertirse', 'ocupando', 'posicin', 'acaba', 'trndnl', 'ms', 'guardiola', 'jacson', 'mpetu']</text:p>
          </table:table-cell>
          <table:table-cell office:value-type="string" calcext:value-type="string">
            <text:p>['trndnl', 'tt', 'miguel', 'tica', 'jos', 'munder', 'mpetu', 'convertirse', 'nassib', 'trujillo']</text:p>
          </table:table-cell>
          <table:table-cell office:value-type="string" calcext:value-type="string">
            <text:p>['tt', 'guardiola', 'wwefastlane', 'luciana', 'morelia', 'lacasaquenosdivide', 'violeta', 'nassib', 'preliminarrequesens', 'silvestri']</text:p>
          </table:table-cell>
          <table:table-cell office:value-type="string" calcext:value-type="string">
            <text:p>[' parque del este acaba de convertirse en tt ocupando la posicin en ms en', ' fueron acaba de convertirse en tt ocupando la posicin en ms en trndnl', ' acaba de convertirse en tt ocupando la posicin en ms en trndnl']</text:p>
          </table:table-cell>
        </table:table-row>
        <table:table-row table:style-name="ro1">
          <table:table-cell office:value-type="float" office:value="38" calcext:value-type="float">
            <text:p>38</text:p>
          </table:table-cell>
          <table:table-cell office:value-type="float" office:value="48" calcext:value-type="float">
            <text:p>48</text:p>
          </table:table-cell>
          <table:table-cell table:style-name="ce6" office:value-type="string" calcext:value-type="string">
            <text:p>38_pandemia_contagiados_cifras_nmero</text:p>
          </table:table-cell>
          <table:table-cell office:value-type="string" calcext:value-type="string">
            <text:p>['pandemia', 'contagiados', 'cifras', 'nmero', 'covid19', 'contagio', 'ms', 'verdadera', 'pgina', 'medida']</text:p>
          </table:table-cell>
          <table:table-cell office:value-type="string" calcext:value-type="string">
            <text:p>['pandemia', 'contagios', 'contagio', 'contagiados', 'virus', 'descontrolada', 'afecciones', 'informaran', 'mundo', 'sanciona']</text:p>
          </table:table-cell>
          <table:table-cell office:value-type="string" calcext:value-type="string">
            <text:p>['pandemia', 'contagiados', 'contagio', 'pgina', 'virus', 'fallecidos', 'respiradores', 'colapso', 'peor', 'contagios']</text:p>
          </table:table-cell>
          <table:table-cell office:value-type="string" calcext:value-type="string">
            <text:p>['as como a nivel internacional trump pretende un castigo econmico a x no avisar de la pandemia a nivel pas bien podemos ponerles impuestos a la lite que trajo el virus y caus la pandemia en y tienen buena espalda para contribuir ', ' en tiempos de pandemia en ', 'ahora si la pandemia est fuera de control en ']</text:p>
          </table:table-cell>
        </table:table-row>
        <table:table-row table:style-name="ro1">
          <table:table-cell office:value-type="float" office:value="39" calcext:value-type="float">
            <text:p>39</text:p>
          </table:table-cell>
          <table:table-cell office:value-type="float" office:value="48" calcext:value-type="float">
            <text:p>48</text:p>
          </table:table-cell>
          <table:table-cell office:value-type="string" calcext:value-type="string">
            <text:p>39_whatsapp_envo_directo_pedidos</text:p>
          </table:table-cell>
          <table:table-cell office:value-type="string" calcext:value-type="string">
            <text:p>['whatsapp', 'envo', 'directo', 'pedidos', 'giuliano', 'informacin', 'ignacio', 'sexshop', 'novedades', 'oferta']</text:p>
          </table:table-cell>
          <table:table-cell office:value-type="string" calcext:value-type="string">
            <text:p>['whatsapp', 'comercial', 'sexshopplaceressecretos', 'prximos', 'santacruzdelasierra', 'santacruzbolivia', 'banco', 'oferta', 'disponibles', 'pronostica']</text:p>
          </table:table-cell>
          <table:table-cell office:value-type="string" calcext:value-type="string">
            <text:p>['whatsapp', 'sexshop', 'sextoys', 'pronostica', 'sexshopplaceressecretos', '4769793', 'comercial', 'santacruzdelasierra', 'sexo', 'delivery']</text:p>
          </table:table-cell>
          <table:table-cell office:value-type="string" calcext:value-type="string">
            <text:p>['ms info en o por whatsapp al en centro montevideo ', 'oferta mil gs giuliano comercial whatsapp frente al banco familiar misiones en mnes ', 'giuliano comercial whatsapp frente al banco familiar y en ']</text:p>
          </table:table-cell>
        </table:table-row>
        <table:table-row table:style-name="ro1">
          <table:table-cell office:value-type="float" office:value="40" calcext:value-type="float">
            <text:p>40</text:p>
          </table:table-cell>
          <table:table-cell office:value-type="float" office:value="48" calcext:value-type="float">
            <text:p>48</text:p>
          </table:table-cell>
          <table:table-cell table:style-name="ce7" office:value-type="string" calcext:value-type="string">
            <text:p>40_incendio_bomberos_incendios_forestal</text:p>
          </table:table-cell>
          <table:table-cell office:value-type="string" calcext:value-type="string">
            <text:p>['incendio', 'bomberos', 'incendios', 'forestal', '10', 'pastizales', 'forestales', 'chilln', 'voluntarios', 'quema']</text:p>
          </table:table-cell>
          <table:table-cell office:value-type="string" calcext:value-type="string">
            <text:p>['incendios', 'incendio', 'bomberoslojajuntoati', 'bomberos', 'fuego', 'fire', 'quema', 'forestal', 'forestales', 'cerro']</text:p>
          </table:table-cell>
          <table:table-cell office:value-type="string" calcext:value-type="string">
            <text:p>['incendio', 'bomberos', 'incendios', 'forestales', 'voluntarios', 'rescate', 'fuego', 'quisco', 'ascensor', 'fire']</text:p>
          </table:table-cell>
          <table:table-cell office:value-type="string" calcext:value-type="string">
            <text:p>['bomberos y vecinos trabajan para controlar incendio en sector de la comuna de', 'incendio forestal en varias unidades combaten el incendio en la base naval norte', 'incendio de pastizales rotonda concurre bomberos en ']</text:p>
          </table:table-cell>
        </table:table-row>
        <table:table-row table:style-name="ro1">
          <table:table-cell office:value-type="float" office:value="41" calcext:value-type="float">
            <text:p>41</text:p>
          </table:table-cell>
          <table:table-cell office:value-type="float" office:value="46" calcext:value-type="float">
            <text:p>46</text:p>
          </table:table-cell>
          <table:table-cell table:style-name="ce11" office:value-type="string" calcext:value-type="string">
            <text:p>41_narcotrfico_narcotrafico_drogas_narco</text:p>
          </table:table-cell>
          <table:table-cell office:value-type="string" calcext:value-type="string">
            <text:p>['narcotrfico', 'narcotrafico', 'drogas', 'narco', 'narcos', 'usted', 'coca', 'cartel', 'droga', 'mxico']</text:p>
          </table:table-cell>
          <table:table-cell office:value-type="string" calcext:value-type="string">
            <text:p>['contrabando', 'narcotrfico', 'traficantes', 'narcotrafico', 'narco', 'narcos', 'cocana', 'drogaria', 'coca', 'crimenorganizado']</text:p>
          </table:table-cell>
          <table:table-cell office:value-type="string" calcext:value-type="string">
            <text:p>['narcotrfico', 'narcotrafico', 'narco', 'narcos', 'mxico', 'maconha', 'cocana', 'traficantes', 'contrabando', 'paramilitares']</text:p>
          </table:table-cell>
          <table:table-cell office:value-type="string" calcext:value-type="string">
            <text:p>['traficantes do rio usam bons personalizados traficantes de uma faco criminosa do inventaram uma forma de ostentar sua ligao com o crime bons personalizados com referncias sobre as comunidades onde atuam ', 'a coca uma folha sagrada companheira de longa data nas lutas indgenas com liberdade e dignidade uma planta medicinal e legalizada na e por isso fcil encontrar diversos produtos com a coca desde chs bolos e at pasta dental ', 'y su padre decidi traicinar a y negociar el no q gano plesbicito con nobelbretch pirq al igual q mafistrados cartel toga narcojusticia farc hecha ley hecha la trampa col dijo no a ilegal criminal narcoacuerdo hab farcsa su padre es un traidor vendio col']</text:p>
          </table:table-cell>
        </table:table-row>
        <table:table-row table:style-name="ro1">
          <table:table-cell office:value-type="float" office:value="42" calcext:value-type="float">
            <text:p>42</text:p>
          </table:table-cell>
          <table:table-cell office:value-type="float" office:value="45" calcext:value-type="float">
            <text:p>45</text:p>
          </table:table-cell>
          <table:table-cell table:style-name="ce7" office:value-type="string" calcext:value-type="string">
            <text:p>42_earthquake_km_sismo_utc</text:p>
          </table:table-cell>
          <table:table-cell office:value-type="string" calcext:value-type="string">
            <text:p>['earthquake', 'km', 'sismo', 'utc', 'temblor', 'm4', 'felt', 'reports', 'usgs', 'ago']</text:p>
          </table:table-cell>
          <table:table-cell office:value-type="string" calcext:value-type="string">
            <text:p>['earthquake', 'sismo', 'quake', 'usgs', 'kilmetros', 'km', 'm4', 'temblor', 'geologo', 'geolgica']</text:p>
          </table:table-cell>
          <table:table-cell office:value-type="string" calcext:value-type="string">
            <text:p>['earthquake', 'km', 'sismo', 'temblor', 'felt', 'usgs', 'magnitud', 'geofsico', 'strikes', 'wsw']</text:p>
          </table:table-cell>
          <table:table-cell office:value-type="string" calcext:value-type="string">
            <text:p>['usgs reports a m4 3 earthquake km wsw of on 11 21 16 43 utc earthquake', 'usgs reports a m4 1 earthquake km sw of on 24 21 50 11 utc earthquake', 'usgs reports a m4 4 earthquake km wsw of on 10 20 00 11 utc earthquake']</text:p>
          </table:table-cell>
        </table:table-row>
        <table:table-row table:style-name="ro1">
          <table:table-cell office:value-type="float" office:value="43" calcext:value-type="float">
            <text:p>43</text:p>
          </table:table-cell>
          <table:table-cell office:value-type="float" office:value="45" calcext:value-type="float">
            <text:p>45</text:p>
          </table:table-cell>
          <table:table-cell office:value-type="string" calcext:value-type="string">
            <text:p>43_twitter_tweet_tuit_pititatwittera</text:p>
          </table:table-cell>
          <table:table-cell office:value-type="string" calcext:value-type="string">
            <text:p>['twitter', 'tweet', 'tuit', 'pititatwittera', 'tuits', 'redes', 'google', 'created', 'account', 'ajaja']</text:p>
          </table:table-cell>
          <table:table-cell office:value-type="string" calcext:value-type="string">
            <text:p>['twittersuspendacuentauribe', 'twitter', 'mianiversariodetwitter', 'pititatwittera', 'twittear', 'twitear', 'tuit', 'tweet', 'tuits', 'twiteros']</text:p>
          </table:table-cell>
          <table:table-cell office:value-type="string" calcext:value-type="string">
            <text:p>['twitter', 'tweet', 'tuit', 'pititatwittera', 'tuits', 'google', 'account', 'guaido', 'twittersuspendacuentauribe', 'twitear']</text:p>
          </table:table-cell>
          <table:table-cell office:value-type="string" calcext:value-type="string">
            <text:p>['entre a ver quien era khainata que ahora maneja y tienen la pagina web ms fea del mundo su cuenta de twitter no existe y pues nada ya cuenten que tiene esta empresa habiendo otras super buenas en ', 'actually i use twitter since but created this new one in but people in don t use it too much a lot of my friends created an account like 3 days ago', 'si se crearon el y repito por milsima vez que se crearon ahora por que nos enteramos que evo menta y manipulaba al mundo a travs de este medio que no se en nadie saba de twitter hasta que evo esparca su veneno por aqu y vinimos todos a desmentir sus evadas']</text:p>
          </table:table-cell>
        </table:table-row>
        <table:table-row table:style-name="ro1">
          <table:table-cell table:number-columns-repeated="2" office:value-type="float" office:value="44" calcext:value-type="float">
            <text:p>44</text:p>
          </table:table-cell>
          <table:table-cell office:value-type="string" calcext:value-type="string">
            <text:p>44_empresas_empresarial_valor_empleo</text:p>
          </table:table-cell>
          <table:table-cell office:value-type="string" calcext:value-type="string">
            <text:p>['empresas', 'empresarial', 'valor', 'empleo', 'gerente', 'emprendimiento', 'empresa', 'travs', 'ocp', 'crecimiento']</text:p>
          </table:table-cell>
          <table:table-cell office:value-type="string" calcext:value-type="string">
            <text:p>['emprendedorpontelaspilasok', 'empresarios', 'empresarial', 'emprendedorlastima', 'negociosdigitales', 'emprendedores', 'empresa', 'empresas', 'firma', 'colaboradores']</text:p>
          </table:table-cell>
          <table:table-cell office:value-type="string" calcext:value-type="string">
            <text:p>['empresas', 'empresarial', 'empleo', 'gerente', 'emprendimiento', 'negocios', 'emprendedores', 'empresarios', 'iniciativa', 'oportunidades']</text:p>
          </table:table-cell>
          <table:table-cell office:value-type="string" calcext:value-type="string">
            <text:p>['somos nodusbrandcoworking una nueva forma de espacio y trabajo colaborativo que fomenta el crecimiento personal y empresarial mientras haces negocios y generas las mejores oportunidades a travs del networking estamos en tulugardecrecimiento', 'hoy conversamos junto a gerente de secretario de mariana muo directora de competitividad y william garca director desarrollo empresarial y de empleo sobre los corazones productivos de ', 'de las ms destacadas empresas en desde a travs de la formacin tecnolgica dual testificamos sus excelentes prcticas empresariales y el valor que dan al talento humano con gerentes de lujo como']</text:p>
          </table:table-cell>
        </table:table-row>
        <table:table-row table:style-name="ro1">
          <table:table-cell office:value-type="float" office:value="45" calcext:value-type="float">
            <text:p>45</text:p>
          </table:table-cell>
          <table:table-cell office:value-type="float" office:value="42" calcext:value-type="float">
            <text:p>42</text:p>
          </table:table-cell>
          <table:table-cell table:style-name="ce13" office:value-type="string" calcext:value-type="string">
            <text:p>45_hotel_suites_eurobuilding_hotels</text:p>
          </table:table-cell>
          <table:table-cell office:value-type="string" calcext:value-type="string">
            <text:p>['hotel', 'suites', 'eurobuilding', 'hotels', 'located', 'ft', 'sq', '59176118586', 'hoteles', 'estacionamiento']</text:p>
          </table:table-cell>
          <table:table-cell office:value-type="string" calcext:value-type="string">
            <text:p>['hotel', 'hotels', 'hoteles', 'hotelreview', 'hotelconencanto', 'hotelnubesbar', 'latrepadora_hotel', 'habitaciones', 'vacationrentals', 'huperhotel']</text:p>
          </table:table-cell>
          <table:table-cell office:value-type="string" calcext:value-type="string">
            <text:p>['hotel', 'suites', 'eurobuilding', 'hotels', 'located', 'hoteles', 'studio', 'casa', 'night', 'people']</text:p>
          </table:table-cell>
          <table:table-cell office:value-type="string" calcext:value-type="string">
            <text:p>['i m at plaza hotel in', 'i m at hotel in', 'i m at hotel in ']</text:p>
          </table:table-cell>
        </table:table-row>
        <table:table-row table:style-name="ro1">
          <table:table-cell office:value-type="float" office:value="46" calcext:value-type="float">
            <text:p>46</text:p>
          </table:table-cell>
          <table:table-cell office:value-type="float" office:value="40" calcext:value-type="float">
            <text:p>40</text:p>
          </table:table-cell>
          <table:table-cell office:value-type="string" calcext:value-type="string">
            <text:p>46_capital_centro_central_ciudad</text:p>
          </table:table-cell>
          <table:table-cell office:value-type="string" calcext:value-type="string">
            <text:p>['capital', 'centro', 'central', 'ciudad', 'metropolitana', 'torre', 'municipalidad', 'city', 'metro', 'datocurioso']</text:p>
          </table:table-cell>
          <table:table-cell office:value-type="string" calcext:value-type="string">
            <text:p>['capital', 'ciudad', 'metropolitana', 'metropolitan', 'edificio', 'metropolitano', 'city', 'municipalidad', 'ubicado', 'habitantes']</text:p>
          </table:table-cell>
          <table:table-cell office:value-type="string" calcext:value-type="string">
            <text:p>['capital', 'central', 'ciudad', 'metropolitana', 'torre', 'municipalidad', 'construdo', 'constructoraeisa', 'palace', 'pinedaestrada']</text:p>
          </table:table-cell>
          <table:table-cell office:value-type="string" calcext:value-type="string">
            <text:p>['i m at in capital', ' capital del estado en ', ' capital']</text:p>
          </table:table-cell>
        </table:table-row>
        <table:table-row table:style-name="ro1">
          <table:table-cell office:value-type="float" office:value="47" calcext:value-type="float">
            <text:p>47</text:p>
          </table:table-cell>
          <table:table-cell office:value-type="float" office:value="40" calcext:value-type="float">
            <text:p>40</text:p>
          </table:table-cell>
          <table:table-cell table:style-name="ce9" office:value-type="string" calcext:value-type="string">
            <text:p>47_libro_libros_lectura_leer</text:p>
          </table:table-cell>
          <table:table-cell office:value-type="string" calcext:value-type="string">
            <text:p>['libro', 'libros', 'lectura', 'leer', 'biblioteca', 'megustaleer', 'librera', 'adquirir', 'cultura', 'ejemplares']</text:p>
          </table:table-cell>
          <table:table-cell office:value-type="string" calcext:value-type="string">
            <text:p>['lecturadecuarentena', 'lecturas', 'leitura', 'libro', 'librito', 'lectura', 'libros', 'book', 'literarias', 'reading']</text:p>
          </table:table-cell>
          <table:table-cell office:value-type="string" calcext:value-type="string">
            <text:p>['libro', 'libros', 'lectura', 'librera', 'cultura', 'bibliotecas', 'gimenez', 'libreras', 'book', 'tambin']</text:p>
          </table:table-cell>
          <table:table-cell office:value-type="string" calcext:value-type="string">
            <text:p>['un honor haber recibido hoy el reciente libro de jc faidutti donde narra la experiencia de haber compartido su hogar con elprofetavelasco ibarra 5 veces presidente del una lectura amena q devela el lado ms ntimo d quien domin la escena poltica del pas x medio siglo', 'ayuda mis hermanos as qu es lo ms adecuado leer un libro diferente cada da leer un solo libro todos los das hasta terminarlo saludos desde', 'alba desde nuestra pgina de facebook qu libro leo nos cuenta que est leyendo tu no matars de julia navarro megustaleer libros leer megustaleer quelibroleo leoycomparto ']</text:p>
          </table:table-cell>
        </table:table-row>
        <table:table-row table:style-name="ro1">
          <table:table-cell office:value-type="float" office:value="48" calcext:value-type="float">
            <text:p>48</text:p>
          </table:table-cell>
          <table:table-cell office:value-type="float" office:value="36" calcext:value-type="float">
            <text:p>36</text:p>
          </table:table-cell>
          <table:table-cell table:style-name="ce1" office:value-type="string" calcext:value-type="string">
            <text:p>48_bandera_smbolo_nacional_celebra</text:p>
          </table:table-cell>
          <table:table-cell office:value-type="string" calcext:value-type="string">
            <text:p>['bandera', 'smbolo', 'nacional', 'celebra', 'patuju', 'independencia', 'himno', 'lucha', 'orgullo', 'patrio']</text:p>
          </table:table-cell>
          <table:table-cell office:value-type="string" calcext:value-type="string">
            <text:p>['bandera', 'patrio', 'celebramos', 'celebra', 'orgullo', 'nacional', 'patuju', 'vernos', 'celebraron', 'duelonacional']</text:p>
          </table:table-cell>
          <table:table-cell office:value-type="string" calcext:value-type="string">
            <text:p>['bandera', 'nacional', 'patuju', 'independencia', 'lucha', 'orgullo', 'patrio', 'celebramos', 'homenaje', 'duelonacional']</text:p>
          </table:table-cell>
          <table:table-cell office:value-type="string" calcext:value-type="string">
            <text:p>['historico hoy se incorpora la bandera flor de patuju la bandera de la que representa al occidente la bandera de la flor del patuju que representa al y nuestra hermosa bandera de libre hace todo bien', 'que hace la bandera de ah ', 'feliz da de la bandera nacional']</text:p>
          </table:table-cell>
        </table:table-row>
        <table:table-row table:style-name="ro1">
          <table:table-cell office:value-type="float" office:value="49" calcext:value-type="float">
            <text:p>49</text:p>
          </table:table-cell>
          <table:table-cell office:value-type="float" office:value="36" calcext:value-type="float">
            <text:p>36</text:p>
          </table:table-cell>
          <table:table-cell table:style-name="ce2" office:value-type="string" calcext:value-type="string">
            <text:p>49_bicicleta_bicicletas_ciclismo_r4</text:p>
          </table:table-cell>
          <table:table-cell office:value-type="string" calcext:value-type="string">
            <text:p>['bicicleta', 'bicicletas', 'ciclismo', 'r4', 'ciclova', 'licencia', 'moto', 'bmx', 'enduro', 'balin']</text:p>
          </table:table-cell>
          <table:table-cell office:value-type="string" calcext:value-type="string">
            <text:p>['bikesom', 'ciclismo', 'ciclista', 'pedaleando', 'bicicleta', 'cycling', 'motociclismo', 'ciclistas', 'bikecicle', 'bicicletas']</text:p>
          </table:table-cell>
          <table:table-cell office:value-type="string" calcext:value-type="string">
            <text:p>['bicicleta', 'bicicletas', 'ciclismo', 'pedaleando', 'ciclistas', 'ciclista', 'bikers', 'pedaleda', 'pedal', 'cycling']</text:p>
          </table:table-cell>
          <table:table-cell office:value-type="string" calcext:value-type="string">
            <text:p>['impresin de licencia para motocicletas de cualquier cilindraje categora a2 trmite para obtener licencia de conduccin primera vez para personas de jamund y alrededores somos tu gua en todo el trmite licencia conduccion pase autoescuela transito moto ', 'sonqocalivalle2021 bmx kingman koochoy culmin su participacin en ciclismo bmx de los i juegos panamericanos junior cali valle r4 1 r4 2 r4 3 semi general gracias por el esfuerzo vamos ', 'y si se promueve el uso de la bicicleta en cuando volvern la ciclova de la av arequipa exclusiva para bicicletas ahora es solo la mitad ciclova para bicicletas y veredas laterales para peatones sera lgico no ']</text:p>
          </table:table-cell>
        </table:table-row>
        <table:table-row table:style-name="ro1">
          <table:table-cell office:value-type="float" office:value="50" calcext:value-type="float">
            <text:p>50</text:p>
          </table:table-cell>
          <table:table-cell office:value-type="float" office:value="35" calcext:value-type="float">
            <text:p>35</text:p>
          </table:table-cell>
          <table:table-cell table:style-name="ce1" office:value-type="string" calcext:value-type="string">
            <text:p>50_trabajando_work_industria_oficina</text:p>
          </table:table-cell>
          <table:table-cell office:value-type="string" calcext:value-type="string">
            <text:p>['trabajando', 'work', 'industria', 'oficina', 'hogar', 'sellos', 'maquinariapesada', 'laptop', 'eficiencia', 'intendencia']</text:p>
          </table:table-cell>
          <table:table-cell office:value-type="string" calcext:value-type="string">
            <text:p>['maquinariapesada', 'trabajador', 'trabajando', 'workinprogress', 'maquinarias', 'fabricantes', 'trabajo', 'maquinasviales', 'equipospesados', 'industri']</text:p>
          </table:table-cell>
          <table:table-cell office:value-type="string" calcext:value-type="string">
            <text:p>['trabajando', 'oficina', 'laptop', 'trabajador', 'proyectos', 'workinprogress', 'lista71', 'lolofernndez', 'maquinarias', 'imprimen']</text:p>
          </table:table-cell>
          <table:table-cell office:value-type="string" calcext:value-type="string">
            <text:p>['consultas monte caseros corrientes serviciosviales eficiencia maquinariapesada maquinariapesada industria maquinasviales equipospesados vialcor', 'er aniversario nacionalizacin petrolera de aniversarios jubileos industria del acero industria del petrleo sellos sellos stamps filatelia estampillas stampscollector francobollo ', 'laptop desmontable a slo bs laptop tactil touch tecnologia hogar oficina clases virtual oferta hp tablet technology equipo americano original enviosnivelnacional']</text:p>
          </table:table-cell>
        </table:table-row>
        <table:table-row table:style-name="ro1">
          <table:table-cell office:value-type="float" office:value="51" calcext:value-type="float">
            <text:p>51</text:p>
          </table:table-cell>
          <table:table-cell office:value-type="float" office:value="33" calcext:value-type="float">
            <text:p>33</text:p>
          </table:table-cell>
          <table:table-cell office:value-type="string" calcext:value-type="string">
            <text:p>51_septiembre_rmac_febrero_abril</text:p>
          </table:table-cell>
          <table:table-cell office:value-type="string" calcext:value-type="string">
            <text:p>['septiembre', 'rmac', 'febrero', 'abril', 'junio', 'mayo', 'colegio', 'ta', 'agosto', 'hombresg']</text:p>
          </table:table-cell>
          <table:table-cell office:value-type="string" calcext:value-type="string">
            <text:p>['fecha', 'agosto', 'septiembre', 'junin', 'abril2021', 'julio', '18deabril', 'junio', 'enero', 'fechas']</text:p>
          </table:table-cell>
          <table:table-cell office:value-type="string" calcext:value-type="string">
            <text:p>['abril', 'colegio', 'agosto', '10denoviembre', 'verde70', 'abril2021', '18deabril', 'mesaniversario', 'daderamos', 'aug']</text:p>
          </table:table-cell>
          <table:table-cell office:value-type="string" calcext:value-type="string">
            <text:p>['lo tendremos en septiembre en ', 'el de junio se conmemora la promulgacin de la ley del de julio de que resolvi la creacin del colegio de periodistas de muy feliz da a todas y todos mis colegas ', 'de febrero en rmac ']</text:p>
          </table:table-cell>
        </table:table-row>
        <table:table-row table:style-name="ro1">
          <table:table-cell office:value-type="float" office:value="52" calcext:value-type="float">
            <text:p>52</text:p>
          </table:table-cell>
          <table:table-cell office:value-type="float" office:value="30" calcext:value-type="float">
            <text:p>30</text:p>
          </table:table-cell>
          <table:table-cell table:style-name="ce1" office:value-type="string" calcext:value-type="string">
            <text:p>52_paz_firmar_saldr_pueblo</text:p>
          </table:table-cell>
          <table:table-cell office:value-type="string" calcext:value-type="string">
            <text:p>['paz', 'firmar', 'saldr', 'pueblo', '11mar', 'tenso', 'tempestad', 'sejam', 'invasoresotan', 'civilizacin']</text:p>
          </table:table-cell>
          <table:table-cell office:value-type="string" calcext:value-type="string">
            <text:p>['paz', 'acuerdo', 'convivencia', 'solidarios', 'justa', 'cambioporlavida', 'felizjueves', 'caminho', 'pueblo', 'segura']</text:p>
          </table:table-cell>
          <table:table-cell office:value-type="string" calcext:value-type="string">
            <text:p>['paz', 'civilizacin', 'liderizando', 'sabedoria', 'palestino', 'nucleares', 'yasser', 'conmemor', 'escuadron', 'progrese']</text:p>
          </table:table-cell>
          <table:table-cell office:value-type="string" calcext:value-type="string">
            <text:p>['la paz ', 'la paz', 'paz para']</text:p>
          </table:table-cell>
        </table:table-row>
        <table:table-row table:style-name="ro1" table:number-rows-repeated="2">
          <table:table-cell table:number-columns-repeated="7"/>
        </table:table-row>
        <table:table-row table:style-name="ro1">
          <table:table-cell table:number-columns-repeated="2"/>
          <table:table-cell table:style-name="ce28" office:value-type="string" calcext:value-type="string">
            <text:p>TOT</text:p>
          </table:table-cell>
          <table:table-cell table:style-name="ce28" table:formula="of:=SUM([.B2:.B55])" office:value-type="float" office:value="14947" calcext:value-type="float">
            <text:p>14947</text:p>
          </table:table-cell>
          <table:table-cell office:value-type="float" office:value="100" calcext:value-type="float">
            <text:p>100</text:p>
          </table:table-cell>
          <table:table-cell table:number-columns-repeated="2"/>
        </table:table-row>
        <table:table-row table:style-name="ro1">
          <table:table-cell table:number-columns-repeated="2"/>
          <table:table-cell table:style-name="ce12" office:value-type="string" calcext:value-type="string">
            <text:p>post photo</text:p>
          </table:table-cell>
          <table:table-cell table:style-name="ce32" table:formula="of:=SUM([.B11])" office:value-type="float" office:value="201" calcext:value-type="float">
            <text:p>201</text:p>
          </table:table-cell>
          <table:table-cell office:value-type="float" office:value="1.35" calcext:value-type="float">
            <text:p>1.35</text:p>
          </table:table-cell>
          <table:table-cell office:value-type="float" office:value="0" calcext:value-type="float">
            <text:p>0</text:p>
          </table:table-cell>
          <table:table-cell/>
        </table:table-row>
        <table:table-row table:style-name="ro1">
          <table:table-cell table:number-columns-repeated="2"/>
          <table:table-cell table:style-name="ce2" office:value-type="string" calcext:value-type="string">
            <text:p>football/sport</text:p>
          </table:table-cell>
          <table:table-cell table:style-name="ce32" table:formula="of:=SUM([.B5];[.B38];[.B52])" office:value-type="float" office:value="640" calcext:value-type="float">
            <text:p>640</text:p>
          </table:table-cell>
          <table:table-cell table:number-columns-repeated="2" office:value-type="float" office:value="4.35" calcext:value-type="float">
            <text:p>4.35</text:p>
          </table:table-cell>
          <table:table-cell/>
        </table:table-row>
        <table:table-row table:style-name="ro1">
          <table:table-cell table:number-columns-repeated="2"/>
          <table:table-cell table:style-name="ce13" office:value-type="string" calcext:value-type="string">
            <text:p>travelling/holidays/transportation</text:p>
          </table:table-cell>
          <table:table-cell table:style-name="ce32" table:formula="of:=SUM([.B28];[.B32];[.B48])" office:value-type="float" office:value="187" calcext:value-type="float">
            <text:p>187</text:p>
          </table:table-cell>
          <table:table-cell table:number-columns-repeated="2" office:value-type="float" office:value="1.25" calcext:value-type="float">
            <text:p>1.25</text:p>
          </table:table-cell>
          <table:table-cell/>
        </table:table-row>
        <table:table-row table:style-name="ro1">
          <table:table-cell table:number-columns-repeated="2"/>
          <table:table-cell table:style-name="ce3" office:value-type="string" calcext:value-type="string">
            <text:p>food/drink</text:p>
          </table:table-cell>
          <table:table-cell table:style-name="ce32" table:formula="of:=SUM([.B8])" office:value-type="float" office:value="343" calcext:value-type="float">
            <text:p>343</text:p>
          </table:table-cell>
          <table:table-cell table:number-columns-repeated="2" office:value-type="float" office:value="2.31" calcext:value-type="float">
            <text:p>2.31</text:p>
          </table:table-cell>
          <table:table-cell/>
        </table:table-row>
        <table:table-row table:style-name="ro1">
          <table:table-cell table:number-columns-repeated="2"/>
          <table:table-cell table:style-name="ce9" office:value-type="string" calcext:value-type="string">
            <text:p>music/leisure</text:p>
          </table:table-cell>
          <table:table-cell table:style-name="ce32" table:formula="of:=SUM([.B27];[.B33];[.B50])" office:value-type="float" office:value="180" calcext:value-type="float">
            <text:p>180</text:p>
          </table:table-cell>
          <table:table-cell office:value-type="float" office:value="1.2" calcext:value-type="float">
            <text:p>1.2</text:p>
          </table:table-cell>
          <table:table-cell office:value-type="float" office:value="2.55" calcext:value-type="float">
            <text:p>2.55</text:p>
          </table:table-cell>
          <table:table-cell/>
        </table:table-row>
        <table:table-row table:style-name="ro1">
          <table:table-cell table:number-columns-repeated="2"/>
          <table:table-cell table:style-name="ce1" office:value-type="string" calcext:value-type="string">
            <text:p>politics/economics/society</text:p>
          </table:table-cell>
          <table:table-cell table:style-name="ce32" table:formula="of:=SUM([.B3];[.B16];[.B21];[.B34];[.B39];[.B51];[.B53];[.B55])" office:value-type="float" office:value="1580" calcext:value-type="float">
            <text:p>1580</text:p>
          </table:table-cell>
          <table:table-cell office:value-type="float" office:value="10.57" calcext:value-type="float">
            <text:p>10.57</text:p>
          </table:table-cell>
          <table:table-cell office:value-type="float" office:value="11.24" calcext:value-type="float">
            <text:p>11.24</text:p>
          </table:table-cell>
          <table:table-cell/>
        </table:table-row>
        <table:table-row table:style-name="ro1">
          <table:table-cell table:number-columns-repeated="2"/>
          <table:table-cell table:style-name="ce14" office:value-type="string" calcext:value-type="string">
            <text:p>education</text:p>
          </table:table-cell>
          <table:table-cell table:style-name="ce32" table:formula="of:=SUM([.B22])" office:value-type="float" office:value="92" calcext:value-type="float">
            <text:p>92</text:p>
          </table:table-cell>
          <table:table-cell table:number-columns-repeated="2" office:value-type="float" office:value="0.62" calcext:value-type="float">
            <text:p>0.62</text:p>
          </table:table-cell>
          <table:table-cell/>
        </table:table-row>
        <table:table-row table:style-name="ro1">
          <table:table-cell table:number-columns-repeated="2"/>
          <table:table-cell table:style-name="ce10" office:value-type="string" calcext:value-type="string">
            <text:p>dogs/animals</text:p>
          </table:table-cell>
          <table:table-cell table:style-name="ce32" table:formula="of:=SUM([.B35])" office:value-type="float" office:value="60" calcext:value-type="float">
            <text:p>60</text:p>
          </table:table-cell>
          <table:table-cell table:number-columns-repeated="2" office:value-type="float" office:value="0.4" calcext:value-type="float">
            <text:p>0.4</text:p>
          </table:table-cell>
          <table:table-cell/>
        </table:table-row>
        <table:table-row table:style-name="ro1">
          <table:table-cell table:number-columns-repeated="2"/>
          <table:table-cell table:style-name="ce15" office:value-type="string" calcext:value-type="string">
            <text:p>nature/weather/natural disasters</text:p>
          </table:table-cell>
          <table:table-cell table:style-name="ce32" table:formula="of:=SUM([.B10];[.B18];[.B24];[.B25];[.B43];[.B45])" office:value-type="float" office:value="632" calcext:value-type="float">
            <text:p>632</text:p>
          </table:table-cell>
          <table:table-cell table:number-columns-repeated="2" office:value-type="float" office:value="4.23" calcext:value-type="float">
            <text:p>4.23</text:p>
          </table:table-cell>
          <table:table-cell/>
        </table:table-row>
        <table:table-row table:style-name="ro1">
          <table:table-cell table:number-columns-repeated="2"/>
          <table:table-cell table:style-name="ce6" office:value-type="string" calcext:value-type="string">
            <text:p>covid/vaccines/health</text:p>
          </table:table-cell>
          <table:table-cell table:style-name="ce32" table:formula="of:=SUM([.B15];[.B17];[.B29];[.B36];[.B41])" office:value-type="float" office:value="439" calcext:value-type="float">
            <text:p>439</text:p>
          </table:table-cell>
          <table:table-cell table:number-columns-repeated="2" office:value-type="float" office:value="2.94" calcext:value-type="float">
            <text:p>2.94</text:p>
          </table:table-cell>
          <table:table-cell/>
        </table:table-row>
        <table:table-row table:style-name="ro1">
          <table:table-cell table:number-columns-repeated="2"/>
          <table:table-cell table:style-name="ce5" office:value-type="string" calcext:value-type="string">
            <text:p>religion</text:p>
          </table:table-cell>
          <table:table-cell table:style-name="ce32" table:formula="of:=SUM([.B12];[.B14])" office:value-type="float" office:value="343" calcext:value-type="float">
            <text:p>343</text:p>
          </table:table-cell>
          <table:table-cell table:number-columns-repeated="2" office:value-type="float" office:value="2.29" calcext:value-type="float">
            <text:p>2.29</text:p>
          </table:table-cell>
          <table:table-cell/>
        </table:table-row>
        <table:table-row table:style-name="ro1">
          <table:table-cell table:number-columns-repeated="2"/>
          <table:table-cell table:style-name="ce11" office:value-type="string" calcext:value-type="string">
            <text:p>narcos/crime</text:p>
          </table:table-cell>
          <table:table-cell table:style-name="ce32" table:formula="of:=SUM([.B37];[.B44])" office:value-type="float" office:value="100" calcext:value-type="float">
            <text:p>100</text:p>
          </table:table-cell>
          <table:table-cell office:value-type="float" office:value="0.67" calcext:value-type="float">
            <text:p>0.67</text:p>
          </table:table-cell>
          <table:table-cell office:value-type="float" office:value="0" calcext:value-type="float">
            <text:p>0</text:p>
          </table:table-cell>
          <table:table-cell/>
        </table:table-row>
        <table:table-row table:style-name="ro1">
          <table:table-cell table:number-columns-repeated="2"/>
          <table:table-cell table:style-name="ce32" office:value-type="string" calcext:value-type="string">
            <text:p>SUM MACRO TOPICS</text:p>
          </table:table-cell>
          <table:table-cell table:style-name="ce32" table:formula="of:=SUM([.D59:.D70])" office:value-type="float" office:value="4797" calcext:value-type="float">
            <text:p>4797</text:p>
          </table:table-cell>
          <table:table-cell table:number-columns-repeated="3"/>
        </table:table-row>
        <table:table-row table:style-name="ro1">
          <table:table-cell table:number-columns-repeated="2"/>
          <table:table-cell table:style-name="ce33" office:value-type="string" calcext:value-type="string">
            <text:p>OTHERS</text:p>
          </table:table-cell>
          <table:table-cell table:style-name="ce33" office:value-type="float" office:value="2723" calcext:value-type="float">
            <text:p>2723</text:p>
          </table:table-cell>
          <table:table-cell table:number-columns-repeated="2" office:value-type="float" office:value="18.22" calcext:value-type="float">
            <text:p>18.22</text:p>
          </table:table-cell>
          <table:table-cell/>
        </table:table-row>
        <table:table-row table:style-name="ro1">
          <table:table-cell table:number-columns-repeated="2"/>
          <table:table-cell table:style-name="ce34" office:value-type="string" calcext:value-type="string">
            <text:p>NO LABEL</text:p>
          </table:table-cell>
          <table:table-cell table:style-name="ce34" table:formula="of:=SUM([.B2])" office:value-type="float" office:value="7427" calcext:value-type="float">
            <text:p>7427</text:p>
          </table:table-cell>
          <table:table-cell table:number-columns-repeated="2" office:value-type="float" office:value="49.69" calcext:value-type="float">
            <text:p>49.69</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4-14T14:16:59.209371989</dc:date>
    <meta:editing-duration>PT18M3S</meta:editing-duration>
    <meta:editing-cycles>3</meta:editing-cycles>
    <meta:generator>LibreOffice/7.3.7.2$Linux_X86_64 LibreOffice_project/30$Build-2</meta:generator>
    <meta:document-statistic meta:table-count="1" meta:cell-count="446" meta:object-count="0"/>
  </office:meta>
</office:document-meta>
</file>